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1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00:00</text:p>
          </table:table-cell>
          <table:table-cell office:value-type="string" calcext:value-type="string">
            <text:p>a good discipline is to check your corners_24-04-20_01-19-07.mp4.split.4k.mov</text:p>
          </table:table-cell>
          <table:table-cell office:value-type="string" calcext:value-type="string">
            <text:p>00:00</text:p>
          </table:table-cell>
          <table:table-cell table:formula="of:=LEFT([.B1];(LEN([.B1])-17))" office:value-type="string" office:string-value="a good discipline is to check your corners_24-04-20_01-19-07" calcext:value-type="string">
            <text:p>a good discipline is to check your corners_24-04-20_01-19-07</text:p>
          </table:table-cell>
        </table:table-row>
        <table:table-row table:style-name="ro1">
          <table:table-cell office:value-type="string" calcext:value-type="string">
            <text:p>00:13</text:p>
          </table:table-cell>
          <table:table-cell office:value-type="string" calcext:value-type="string">
            <text:p>actually soldier 76 did all the work onthis _24-04-23_09-16-03.mp4.split.4k.mov</text:p>
          </table:table-cell>
          <table:table-cell office:value-type="string" calcext:value-type="string">
            <text:p>00:13</text:p>
          </table:table-cell>
          <table:table-cell table:formula="of:=LEFT([.B2];(LEN([.B2])-17))" office:value-type="string" office:string-value="actually soldier 76 did all the work onthis _24-04-23_09-16-03" calcext:value-type="string">
            <text:p>actually soldier 76 did all the work onthis _24-04-23_09-16-03</text:p>
          </table:table-cell>
        </table:table-row>
        <table:table-row table:style-name="ro1">
          <table:table-cell office:value-type="string" calcext:value-type="string">
            <text:p>00:26</text:p>
          </table:table-cell>
          <table:table-cell office:value-type="string" calcext:value-type="string">
            <text:p>aimbot activated targeting genji_24-04-20_01-53-09.mp4.split.4k.mov</text:p>
          </table:table-cell>
          <table:table-cell office:value-type="string" calcext:value-type="string">
            <text:p>00:26</text:p>
          </table:table-cell>
          <table:table-cell table:formula="of:=LEFT([.B3];(LEN([.B3])-17))" office:value-type="string" office:string-value="aimbot activated targeting genji_24-04-20_01-53-09" calcext:value-type="string">
            <text:p>aimbot activated targeting genji_24-04-20_01-53-09</text:p>
          </table:table-cell>
        </table:table-row>
        <table:table-row table:style-name="ro1">
          <table:table-cell office:value-type="string" calcext:value-type="string">
            <text:p>00:39</text:p>
          </table:table-cell>
          <table:table-cell office:value-type="string" calcext:value-type="string">
            <text:p>aimbot triggered_24-04-23_15-29-44.mp4.split.4k.mov</text:p>
          </table:table-cell>
          <table:table-cell office:value-type="string" calcext:value-type="string">
            <text:p>00:39</text:p>
          </table:table-cell>
          <table:table-cell table:formula="of:=LEFT([.B4];(LEN([.B4])-17))" office:value-type="string" office:string-value="aimbot triggered_24-04-23_15-29-44" calcext:value-type="string">
            <text:p>aimbot triggered_24-04-23_15-29-44</text:p>
          </table:table-cell>
        </table:table-row>
        <table:table-row table:style-name="ro1">
          <table:table-cell office:value-type="string" calcext:value-type="string">
            <text:p>00:52</text:p>
          </table:table-cell>
          <table:table-cell office:value-type="string" calcext:value-type="string">
            <text:p>aimbotter aimbotting in aimbot game_24-04-23_07-33-35.mp4.split.4k.mov</text:p>
          </table:table-cell>
          <table:table-cell office:value-type="string" calcext:value-type="string">
            <text:p>00:52</text:p>
          </table:table-cell>
          <table:table-cell table:formula="of:=LEFT([.B5];(LEN([.B5])-17))" office:value-type="string" office:string-value="aimbotter aimbotting in aimbot game_24-04-23_07-33-35" calcext:value-type="string">
            <text:p>aimbotter aimbotting in aimbot game_24-04-23_07-33-35</text:p>
          </table:table-cell>
        </table:table-row>
        <table:table-row table:style-name="ro1">
          <table:table-cell office:value-type="string" calcext:value-type="string">
            <text:p>01:05</text:p>
          </table:table-cell>
          <table:table-cell office:value-type="string" calcext:value-type="string">
            <text:p>almost but orisa got pinned by lifeweavers tree_24-04-24_11-16-35.mp4.split.4k.mov</text:p>
          </table:table-cell>
          <table:table-cell office:value-type="string" calcext:value-type="string">
            <text:p>01:05</text:p>
          </table:table-cell>
          <table:table-cell table:formula="of:=LEFT([.B6];(LEN([.B6])-17))" office:value-type="string" office:string-value="almost but orisa got pinned by lifeweavers tree_24-04-24_11-16-35" calcext:value-type="string">
            <text:p>almost but orisa got pinned by lifeweavers tree_24-04-24_11-16-35</text:p>
          </table:table-cell>
        </table:table-row>
        <table:table-row table:style-name="ro1">
          <table:table-cell office:value-type="string" calcext:value-type="string">
            <text:p>01:18</text:p>
          </table:table-cell>
          <table:table-cell office:value-type="string" calcext:value-type="string">
            <text:p>alright i'm done with this stupid pharah_24-04-20_01-01-11.mp4.split.4k.mov</text:p>
          </table:table-cell>
          <table:table-cell office:value-type="string" calcext:value-type="string">
            <text:p>01:18</text:p>
          </table:table-cell>
          <table:table-cell table:formula="of:=LEFT([.B7];(LEN([.B7])-17))" office:value-type="string" office:string-value="alright i'm done with this stupid pharah_24-04-20_01-01-11" calcext:value-type="string">
            <text:p>alright i'm done with this stupid pharah_24-04-20_01-01-11</text:p>
          </table:table-cell>
        </table:table-row>
        <table:table-row table:style-name="ro1">
          <table:table-cell office:value-type="string" calcext:value-type="string">
            <text:p>01:32</text:p>
          </table:table-cell>
          <table:table-cell office:value-type="string" calcext:value-type="string">
            <text:p>alright lemme res this sigma easy peasy_24-04-21_08-08-44.mp4.split.4k.mov</text:p>
          </table:table-cell>
          <table:table-cell office:value-type="string" calcext:value-type="string">
            <text:p>01:32</text:p>
          </table:table-cell>
          <table:table-cell table:formula="of:=LEFT([.B8];(LEN([.B8])-17))" office:value-type="string" office:string-value="alright lemme res this sigma easy peasy_24-04-21_08-08-44" calcext:value-type="string">
            <text:p>alright lemme res this sigma easy peasy_24-04-21_08-08-44</text:p>
          </table:table-cell>
        </table:table-row>
        <table:table-row table:style-name="ro1">
          <table:table-cell office:value-type="string" calcext:value-type="string">
            <text:p>01:45</text:p>
          </table:table-cell>
          <table:table-cell office:value-type="string" calcext:value-type="string">
            <text:p>ana enabled aimbotter to succeed in cheating_24-04-23_08-40-29.mp4.split.4k.mov</text:p>
          </table:table-cell>
          <table:table-cell office:value-type="string" calcext:value-type="string">
            <text:p>01:45</text:p>
          </table:table-cell>
          <table:table-cell table:formula="of:=LEFT([.B9];(LEN([.B9])-17))" office:value-type="string" office:string-value="ana enabled aimbotter to succeed in cheating_24-04-23_08-40-29" calcext:value-type="string">
            <text:p>ana enabled aimbotter to succeed in cheating_24-04-23_08-40-29</text:p>
          </table:table-cell>
        </table:table-row>
        <table:table-row table:style-name="ro1">
          <table:table-cell office:value-type="string" calcext:value-type="string">
            <text:p>01:58</text:p>
          </table:table-cell>
          <table:table-cell office:value-type="string" calcext:value-type="string">
            <text:p>ana is just healing the red team_24-04-21_06-20-46.mp4.split.4k.mov</text:p>
          </table:table-cell>
          <table:table-cell office:value-type="string" calcext:value-type="string">
            <text:p>01:58</text:p>
          </table:table-cell>
          <table:table-cell table:formula="of:=LEFT([.B10];(LEN([.B10])-17))" office:value-type="string" office:string-value="ana is just healing the red team_24-04-21_06-20-46" calcext:value-type="string">
            <text:p>ana is just healing the red team_24-04-21_06-20-46</text:p>
          </table:table-cell>
        </table:table-row>
        <table:table-row table:style-name="ro1">
          <table:table-cell office:value-type="string" calcext:value-type="string">
            <text:p>02:11</text:p>
          </table:table-cell>
          <table:table-cell office:value-type="string" calcext:value-type="string">
            <text:p>ana worked hard to keep aimbotter alive_24-04-23_08-24-01.mp4.split.4k.mov</text:p>
          </table:table-cell>
          <table:table-cell office:value-type="string" calcext:value-type="string">
            <text:p>02:11</text:p>
          </table:table-cell>
          <table:table-cell table:formula="of:=LEFT([.B11];(LEN([.B11])-17))" office:value-type="string" office:string-value="ana worked hard to keep aimbotter alive_24-04-23_08-24-01" calcext:value-type="string">
            <text:p>ana worked hard to keep aimbotter alive_24-04-23_08-24-01</text:p>
          </table:table-cell>
        </table:table-row>
        <table:table-row table:style-name="ro1">
          <table:table-cell office:value-type="string" calcext:value-type="string">
            <text:p>02:24</text:p>
          </table:table-cell>
          <table:table-cell office:value-type="string" calcext:value-type="string">
            <text:p>angel descends from heaven to execute rat_24-04-18_10-47-28.mp4.split.4k.mov</text:p>
          </table:table-cell>
          <table:table-cell office:value-type="string" calcext:value-type="string">
            <text:p>02:24</text:p>
          </table:table-cell>
          <table:table-cell table:formula="of:=LEFT([.B12];(LEN([.B12])-17))" office:value-type="string" office:string-value="angel descends from heaven to execute rat_24-04-18_10-47-28" calcext:value-type="string">
            <text:p>angel descends from heaven to execute rat_24-04-18_10-47-28</text:p>
          </table:table-cell>
        </table:table-row>
        <table:table-row table:style-name="ro1">
          <table:table-cell office:value-type="string" calcext:value-type="string">
            <text:p>02:37</text:p>
          </table:table-cell>
          <table:table-cell office:value-type="string" calcext:value-type="string">
            <text:p>angel of death descend upon thee_24-04-18_11-02-36.mp4.split.4k.mov</text:p>
          </table:table-cell>
          <table:table-cell office:value-type="string" calcext:value-type="string">
            <text:p>02:37</text:p>
          </table:table-cell>
          <table:table-cell table:formula="of:=LEFT([.B13];(LEN([.B13])-17))" office:value-type="string" office:string-value="angel of death descend upon thee_24-04-18_11-02-36" calcext:value-type="string">
            <text:p>angel of death descend upon thee_24-04-18_11-02-36</text:p>
          </table:table-cell>
        </table:table-row>
        <table:table-row table:style-name="ro1">
          <table:table-cell office:value-type="string" calcext:value-type="string">
            <text:p>02:50</text:p>
          </table:table-cell>
          <table:table-cell office:value-type="string" calcext:value-type="string">
            <text:p>assert dominance_24-04-24_13-00-55.mp4.split.4k.mov</text:p>
          </table:table-cell>
          <table:table-cell office:value-type="string" calcext:value-type="string">
            <text:p>02:50</text:p>
          </table:table-cell>
          <table:table-cell table:formula="of:=LEFT([.B14];(LEN([.B14])-17))" office:value-type="string" office:string-value="assert dominance_24-04-24_13-00-55" calcext:value-type="string">
            <text:p>assert dominance_24-04-24_13-00-55</text:p>
          </table:table-cell>
        </table:table-row>
        <table:table-row table:style-name="ro1">
          <table:table-cell office:value-type="string" calcext:value-type="string">
            <text:p>03:04</text:p>
          </table:table-cell>
          <table:table-cell office:value-type="string" calcext:value-type="string">
            <text:p>bacon reaction time is a bit slow_24-04-23_15-38-55.mp4.split.4k.mov</text:p>
          </table:table-cell>
          <table:table-cell office:value-type="string" calcext:value-type="string">
            <text:p>03:04</text:p>
          </table:table-cell>
          <table:table-cell table:formula="of:=LEFT([.B15];(LEN([.B15])-17))" office:value-type="string" office:string-value="bacon reaction time is a bit slow_24-04-23_15-38-55" calcext:value-type="string">
            <text:p>bacon reaction time is a bit slow_24-04-23_15-38-55</text:p>
          </table:table-cell>
        </table:table-row>
        <table:table-row table:style-name="ro1">
          <table:table-cell office:value-type="string" calcext:value-type="string">
            <text:p>03:17</text:p>
          </table:table-cell>
          <table:table-cell office:value-type="string" calcext:value-type="string">
            <text:p>bacon tried to hide in the corner but moira smoked_24-04-23_09-26-59.mp4.split.4k.mov</text:p>
          </table:table-cell>
          <table:table-cell office:value-type="string" calcext:value-type="string">
            <text:p>03:17</text:p>
          </table:table-cell>
          <table:table-cell table:formula="of:=LEFT([.B16];(LEN([.B16])-17))" office:value-type="string" office:string-value="bacon tried to hide in the corner but moira smoked_24-04-23_09-26-59" calcext:value-type="string">
            <text:p>bacon tried to hide in the corner but moira smoked_24-04-23_09-26-59</text:p>
          </table:table-cell>
        </table:table-row>
        <table:table-row table:style-name="ro1">
          <table:table-cell office:value-type="string" calcext:value-type="string">
            <text:p>03:30</text:p>
          </table:table-cell>
          <table:table-cell office:value-type="string" calcext:value-type="string">
            <text:p>bastion out damage ultimates_24-04-18_11-06-57.mp4.split.4k.mov</text:p>
          </table:table-cell>
          <table:table-cell office:value-type="string" calcext:value-type="string">
            <text:p>03:30</text:p>
          </table:table-cell>
          <table:table-cell table:formula="of:=LEFT([.B17];(LEN([.B17])-17))" office:value-type="string" office:string-value="bastion out damage ultimates_24-04-18_11-06-57" calcext:value-type="string">
            <text:p>bastion out damage ultimates_24-04-18_11-06-57</text:p>
          </table:table-cell>
        </table:table-row>
        <table:table-row table:style-name="ro1">
          <table:table-cell office:value-type="string" calcext:value-type="string">
            <text:p>03:43</text:p>
          </table:table-cell>
          <table:table-cell office:value-type="string" calcext:value-type="string">
            <text:p>both healers gave up_24-04-20_01-49-28.mp4.split.4k.mov</text:p>
          </table:table-cell>
          <table:table-cell office:value-type="string" calcext:value-type="string">
            <text:p>03:43</text:p>
          </table:table-cell>
          <table:table-cell table:formula="of:=LEFT([.B18];(LEN([.B18])-17))" office:value-type="string" office:string-value="both healers gave up_24-04-20_01-49-28" calcext:value-type="string">
            <text:p>both healers gave up_24-04-20_01-49-28</text:p>
          </table:table-cell>
        </table:table-row>
        <table:table-row table:style-name="ro1">
          <table:table-cell office:value-type="string" calcext:value-type="string">
            <text:p>03:56</text:p>
          </table:table-cell>
          <table:table-cell office:value-type="string" calcext:value-type="string">
            <text:p>carrying the team is a backbreaking work_24-04-19_11-55-08.mp4.split.4k.mov</text:p>
          </table:table-cell>
          <table:table-cell office:value-type="string" calcext:value-type="string">
            <text:p>03:56</text:p>
          </table:table-cell>
          <table:table-cell table:formula="of:=LEFT([.B19];(LEN([.B19])-17))" office:value-type="string" office:string-value="carrying the team is a backbreaking work_24-04-19_11-55-08" calcext:value-type="string">
            <text:p>carrying the team is a backbreaking work_24-04-19_11-55-08</text:p>
          </table:table-cell>
        </table:table-row>
        <table:table-row table:style-name="ro1">
          <table:table-cell office:value-type="string" calcext:value-type="string">
            <text:p>04:09</text:p>
          </table:table-cell>
          <table:table-cell office:value-type="string" calcext:value-type="string">
            <text:p>cassidy fanning the molten core_24-04-23_08-17-36.mp4.split.4k.mov</text:p>
          </table:table-cell>
          <table:table-cell office:value-type="string" calcext:value-type="string">
            <text:p>04:09</text:p>
          </table:table-cell>
          <table:table-cell table:formula="of:=LEFT([.B20];(LEN([.B20])-17))" office:value-type="string" office:string-value="cassidy fanning the molten core_24-04-23_08-17-36" calcext:value-type="string">
            <text:p>cassidy fanning the molten core_24-04-23_08-17-36</text:p>
          </table:table-cell>
        </table:table-row>
        <table:table-row table:style-name="ro1">
          <table:table-cell office:value-type="string" calcext:value-type="string">
            <text:p>04:23</text:p>
          </table:table-cell>
          <table:table-cell office:value-type="string" calcext:value-type="string">
            <text:p>cassidy ruined mercy's moment of glory_24-04-19_13-06-50.mp4.split.4k.mov</text:p>
          </table:table-cell>
          <table:table-cell office:value-type="string" calcext:value-type="string">
            <text:p>04:23</text:p>
          </table:table-cell>
          <table:table-cell table:formula="of:=LEFT([.B21];(LEN([.B21])-17))" office:value-type="string" office:string-value="cassidy ruined mercy's moment of glory_24-04-19_13-06-50" calcext:value-type="string">
            <text:p>cassidy ruined mercy's moment of glory_24-04-19_13-06-50</text:p>
          </table:table-cell>
        </table:table-row>
        <table:table-row table:style-name="ro1">
          <table:table-cell office:value-type="string" calcext:value-type="string">
            <text:p>04:36</text:p>
          </table:table-cell>
          <table:table-cell office:value-type="string" calcext:value-type="string">
            <text:p>cassidy thought he could just turn around and walk_24-04-23_07-56-20.mp4.split.4k.mov</text:p>
          </table:table-cell>
          <table:table-cell office:value-type="string" calcext:value-type="string">
            <text:p>04:36</text:p>
          </table:table-cell>
          <table:table-cell table:formula="of:=LEFT([.B22];(LEN([.B22])-17))" office:value-type="string" office:string-value="cassidy thought he could just turn around and walk_24-04-23_07-56-20" calcext:value-type="string">
            <text:p>cassidy thought he could just turn around and walk_24-04-23_07-56-20</text:p>
          </table:table-cell>
        </table:table-row>
        <table:table-row table:style-name="ro1">
          <table:table-cell office:value-type="string" calcext:value-type="string">
            <text:p>04:49</text:p>
          </table:table-cell>
          <table:table-cell office:value-type="string" calcext:value-type="string">
            <text:p>come at me bruh_24-04-21_07-41-57.mp4.split.4k.mov</text:p>
          </table:table-cell>
          <table:table-cell office:value-type="string" calcext:value-type="string">
            <text:p>04:49</text:p>
          </table:table-cell>
          <table:table-cell table:formula="of:=LEFT([.B23];(LEN([.B23])-17))" office:value-type="string" office:string-value="come at me bruh_24-04-21_07-41-57" calcext:value-type="string">
            <text:p>come at me bruh_24-04-21_07-41-57</text:p>
          </table:table-cell>
        </table:table-row>
        <table:table-row table:style-name="ro1">
          <table:table-cell office:value-type="string" calcext:value-type="string">
            <text:p>05:02</text:p>
          </table:table-cell>
          <table:table-cell office:value-type="string" calcext:value-type="string">
            <text:p>dammit soldier i just rezzed you_24-04-19_20-40-21.mp4.split.4k.mov</text:p>
          </table:table-cell>
          <table:table-cell office:value-type="string" calcext:value-type="string">
            <text:p>05:02</text:p>
          </table:table-cell>
          <table:table-cell table:formula="of:=LEFT([.B24];(LEN([.B24])-17))" office:value-type="string" office:string-value="dammit soldier i just rezzed you_24-04-19_20-40-21" calcext:value-type="string">
            <text:p>dammit soldier i just rezzed you_24-04-19_20-40-21</text:p>
          </table:table-cell>
        </table:table-row>
        <table:table-row table:style-name="ro1">
          <table:table-cell office:value-type="string" calcext:value-type="string">
            <text:p>05:15</text:p>
          </table:table-cell>
          <table:table-cell office:value-type="string" calcext:value-type="string">
            <text:p>deranking bot repeatedly feed into enemy team_24-04-24_09-50-36.mp4.split.4k.mov</text:p>
          </table:table-cell>
          <table:table-cell office:value-type="string" calcext:value-type="string">
            <text:p>05:15</text:p>
          </table:table-cell>
          <table:table-cell table:formula="of:=LEFT([.B25];(LEN([.B25])-17))" office:value-type="string" office:string-value="deranking bot repeatedly feed into enemy team_24-04-24_09-50-36" calcext:value-type="string">
            <text:p>deranking bot repeatedly feed into enemy team_24-04-24_09-50-36</text:p>
          </table:table-cell>
        </table:table-row>
        <table:table-row table:style-name="ro1">
          <table:table-cell office:value-type="string" calcext:value-type="string">
            <text:p>05:28</text:p>
          </table:table-cell>
          <table:table-cell office:value-type="string" calcext:value-type="string">
            <text:p>despite repeated pings teammate ignored it entire_24-04-21_07-49-14.mp4.split.4k.mov</text:p>
          </table:table-cell>
          <table:table-cell office:value-type="string" calcext:value-type="string">
            <text:p>05:28</text:p>
          </table:table-cell>
          <table:table-cell table:formula="of:=LEFT([.B26];(LEN([.B26])-17))" office:value-type="string" office:string-value="despite repeated pings teammate ignored it entire_24-04-21_07-49-14" calcext:value-type="string">
            <text:p>despite repeated pings teammate ignored it entire_24-04-21_07-49-14</text:p>
          </table:table-cell>
        </table:table-row>
        <table:table-row table:style-name="ro1">
          <table:table-cell office:value-type="string" calcext:value-type="string">
            <text:p>05:41</text:p>
          </table:table-cell>
          <table:table-cell office:value-type="string" calcext:value-type="string">
            <text:p>did anyone every point anything at dumbfist at all_24-04-23_07-30-23.mp4.split.4k.mov</text:p>
          </table:table-cell>
          <table:table-cell office:value-type="string" calcext:value-type="string">
            <text:p>05:41</text:p>
          </table:table-cell>
          <table:table-cell table:formula="of:=LEFT([.B27];(LEN([.B27])-17))" office:value-type="string" office:string-value="did anyone every point anything at dumbfist at all_24-04-23_07-30-23" calcext:value-type="string">
            <text:p>did anyone every point anything at dumbfist at all_24-04-23_07-30-23</text:p>
          </table:table-cell>
        </table:table-row>
        <table:table-row table:style-name="ro1">
          <table:table-cell office:value-type="string" calcext:value-type="string">
            <text:p>05:55</text:p>
          </table:table-cell>
          <table:table-cell office:value-type="string" calcext:value-type="string">
            <text:p>do i have to do everything myself_24-04-22_06-52-40.mp4.split.4k.mov</text:p>
          </table:table-cell>
          <table:table-cell office:value-type="string" calcext:value-type="string">
            <text:p>05:55</text:p>
          </table:table-cell>
          <table:table-cell table:formula="of:=LEFT([.B28];(LEN([.B28])-17))" office:value-type="string" office:string-value="do i have to do everything myself_24-04-22_06-52-40" calcext:value-type="string">
            <text:p>do i have to do everything myself_24-04-22_06-52-40</text:p>
          </table:table-cell>
        </table:table-row>
        <table:table-row table:style-name="ro1">
          <table:table-cell office:value-type="string" calcext:value-type="string">
            <text:p>06:08</text:p>
          </table:table-cell>
          <table:table-cell office:value-type="string" calcext:value-type="string">
            <text:p>dumbfist caught a ride_24-04-23_07-16-26.mp4.split.4k.mov</text:p>
          </table:table-cell>
          <table:table-cell office:value-type="string" calcext:value-type="string">
            <text:p>06:08</text:p>
          </table:table-cell>
          <table:table-cell table:formula="of:=LEFT([.B29];(LEN([.B29])-17))" office:value-type="string" office:string-value="dumbfist caught a ride_24-04-23_07-16-26" calcext:value-type="string">
            <text:p>dumbfist caught a ride_24-04-23_07-16-26</text:p>
          </table:table-cell>
        </table:table-row>
        <table:table-row table:style-name="ro1">
          <table:table-cell office:value-type="string" calcext:value-type="string">
            <text:p>06:21</text:p>
          </table:table-cell>
          <table:table-cell office:value-type="string" calcext:value-type="string">
            <text:p>dumbfist straight up ignored the giant tank behind_24-04-22_00-18-00.mp4.split.4k.mov</text:p>
          </table:table-cell>
          <table:table-cell office:value-type="string" calcext:value-type="string">
            <text:p>06:21</text:p>
          </table:table-cell>
          <table:table-cell table:formula="of:=LEFT([.B30];(LEN([.B30])-17))" office:value-type="string" office:string-value="dumbfist straight up ignored the giant tank behind_24-04-22_00-18-00" calcext:value-type="string">
            <text:p>dumbfist straight up ignored the giant tank behind_24-04-22_00-18-00</text:p>
          </table:table-cell>
        </table:table-row>
        <table:table-row table:style-name="ro1">
          <table:table-cell office:value-type="string" calcext:value-type="string">
            <text:p>06:34</text:p>
          </table:table-cell>
          <table:table-cell office:value-type="string" calcext:value-type="string">
            <text:p>everybody ignored the ping to alert reaper coming_24-04-23_07-14-01.mp4.split.4k.mov</text:p>
          </table:table-cell>
          <table:table-cell office:value-type="string" calcext:value-type="string">
            <text:p>06:34</text:p>
          </table:table-cell>
          <table:table-cell table:formula="of:=LEFT([.B31];(LEN([.B31])-17))" office:value-type="string" office:string-value="everybody ignored the ping to alert reaper coming_24-04-23_07-14-01" calcext:value-type="string">
            <text:p>everybody ignored the ping to alert reaper coming_24-04-23_07-14-01</text:p>
          </table:table-cell>
        </table:table-row>
        <table:table-row table:style-name="ro1">
          <table:table-cell office:value-type="string" calcext:value-type="string">
            <text:p>06:47</text:p>
          </table:table-cell>
          <table:table-cell office:value-type="string" calcext:value-type="string">
            <text:p>full accuracy and tracking even behind walls_24-04-23_09-01-14.mp4.split.4k.mov</text:p>
          </table:table-cell>
          <table:table-cell office:value-type="string" calcext:value-type="string">
            <text:p>06:47</text:p>
          </table:table-cell>
          <table:table-cell table:formula="of:=LEFT([.B32];(LEN([.B32])-17))" office:value-type="string" office:string-value="full accuracy and tracking even behind walls_24-04-23_09-01-14" calcext:value-type="string">
            <text:p>full accuracy and tracking even behind walls_24-04-23_09-01-14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string" calcext:value-type="string">
            <text:p>genji dash ability practically has no cooldown_24-04-21_08-16-00.mp4.split.4k.mov</text:p>
          </table:table-cell>
          <table:table-cell office:value-type="string" calcext:value-type="string">
            <text:p>07:00</text:p>
          </table:table-cell>
          <table:table-cell table:formula="of:=LEFT([.B33];(LEN([.B33])-17))" office:value-type="string" office:string-value="genji dash ability practically has no cooldown_24-04-21_08-16-00" calcext:value-type="string">
            <text:p>genji dash ability practically has no cooldown_24-04-21_08-16-00</text:p>
          </table:table-cell>
        </table:table-row>
        <table:table-row table:style-name="ro1">
          <table:table-cell office:value-type="string" calcext:value-type="string">
            <text:p>07:13</text:p>
          </table:table-cell>
          <table:table-cell office:value-type="string" calcext:value-type="string">
            <text:p>genji dashed to his death_24-04-20_01-46-50.mp4.split.4k.mov</text:p>
          </table:table-cell>
          <table:table-cell office:value-type="string" calcext:value-type="string">
            <text:p>07:13</text:p>
          </table:table-cell>
          <table:table-cell table:formula="of:=LEFT([.B34];(LEN([.B34])-17))" office:value-type="string" office:string-value="genji dashed to his death_24-04-20_01-46-50" calcext:value-type="string">
            <text:p>genji dashed to his death_24-04-20_01-46-50</text:p>
          </table:table-cell>
        </table:table-row>
        <table:table-row table:style-name="ro1">
          <table:table-cell office:value-type="string" calcext:value-type="string">
            <text:p>07:27</text:p>
          </table:table-cell>
          <table:table-cell office:value-type="string" calcext:value-type="string">
            <text:p>genji desperately needs a nerf_24-04-20_02-21-29.mp4.split.4k.mov</text:p>
          </table:table-cell>
          <table:table-cell office:value-type="string" calcext:value-type="string">
            <text:p>07:27</text:p>
          </table:table-cell>
          <table:table-cell table:formula="of:=LEFT([.B35];(LEN([.B35])-17))" office:value-type="string" office:string-value="genji desperately needs a nerf_24-04-20_02-21-29" calcext:value-type="string">
            <text:p>genji desperately needs a nerf_24-04-20_02-21-29</text:p>
          </table:table-cell>
        </table:table-row>
        <table:table-row table:style-name="ro1">
          <table:table-cell office:value-type="string" calcext:value-type="string">
            <text:p>07:40</text:p>
          </table:table-cell>
          <table:table-cell office:value-type="string" calcext:value-type="string">
            <text:p>get back here brigitte_24-04-19_11-59-38.mp4.split.4k.mov</text:p>
          </table:table-cell>
          <table:table-cell office:value-type="string" calcext:value-type="string">
            <text:p>07:40</text:p>
          </table:table-cell>
          <table:table-cell table:formula="of:=LEFT([.B36];(LEN([.B36])-17))" office:value-type="string" office:string-value="get back here brigitte_24-04-19_11-59-38" calcext:value-type="string">
            <text:p>get back here brigitte_24-04-19_11-59-38</text:p>
          </table:table-cell>
        </table:table-row>
        <table:table-row table:style-name="ro1">
          <table:table-cell office:value-type="string" calcext:value-type="string">
            <text:p>07:53</text:p>
          </table:table-cell>
          <table:table-cell office:value-type="string" calcext:value-type="string">
            <text:p>glory foiled by illios pillar_24-04-23_08-01-44.mp4.split.4k.mov</text:p>
          </table:table-cell>
          <table:table-cell office:value-type="string" calcext:value-type="string">
            <text:p>07:53</text:p>
          </table:table-cell>
          <table:table-cell table:formula="of:=LEFT([.B37];(LEN([.B37])-17))" office:value-type="string" office:string-value="glory foiled by illios pillar_24-04-23_08-01-44" calcext:value-type="string">
            <text:p>glory foiled by illios pillar_24-04-23_08-01-44</text:p>
          </table:table-cell>
        </table:table-row>
        <table:table-row table:style-name="ro1">
          <table:table-cell office:value-type="string" calcext:value-type="string">
            <text:p>08:06</text:p>
          </table:table-cell>
          <table:table-cell office:value-type="string" calcext:value-type="string">
            <text:p>goddammit cassidy_24-04-20_01-31-39.mp4.split.4k.mov</text:p>
          </table:table-cell>
          <table:table-cell office:value-type="string" calcext:value-type="string">
            <text:p>08:06</text:p>
          </table:table-cell>
          <table:table-cell table:formula="of:=LEFT([.B38];(LEN([.B38])-17))" office:value-type="string" office:string-value="goddammit cassidy_24-04-20_01-31-39" calcext:value-type="string">
            <text:p>goddammit cassidy_24-04-20_01-31-39</text:p>
          </table:table-cell>
        </table:table-row>
        <table:table-row table:style-name="ro1">
          <table:table-cell office:value-type="string" calcext:value-type="string">
            <text:p>08:19</text:p>
          </table:table-cell>
          <table:table-cell office:value-type="string" calcext:value-type="string">
            <text:p>goddamn dweeb swinging dweeb stick_24-04-24_12-06-35.mp4.split.4k.mov</text:p>
          </table:table-cell>
          <table:table-cell office:value-type="string" calcext:value-type="string">
            <text:p>08:19</text:p>
          </table:table-cell>
          <table:table-cell table:formula="of:=LEFT([.B39];(LEN([.B39])-17))" office:value-type="string" office:string-value="goddamn dweeb swinging dweeb stick_24-04-24_12-06-35" calcext:value-type="string">
            <text:p>goddamn dweeb swinging dweeb stick_24-04-24_12-06-35</text:p>
          </table:table-cell>
        </table:table-row>
        <table:table-row table:style-name="ro1">
          <table:table-cell office:value-type="string" calcext:value-type="string">
            <text:p>08:32</text:p>
          </table:table-cell>
          <table:table-cell office:value-type="string" calcext:value-type="string">
            <text:p>ground broke up behind mercy_24-04-21_08-27-30.mp4.split.4k.mov</text:p>
          </table:table-cell>
          <table:table-cell office:value-type="string" calcext:value-type="string">
            <text:p>08:32</text:p>
          </table:table-cell>
          <table:table-cell table:formula="of:=LEFT([.B40];(LEN([.B40])-17))" office:value-type="string" office:string-value="ground broke up behind mercy_24-04-21_08-27-30" calcext:value-type="string">
            <text:p>ground broke up behind mercy_24-04-21_08-27-30</text:p>
          </table:table-cell>
        </table:table-row>
        <table:table-row table:style-name="ro1">
          <table:table-cell office:value-type="string" calcext:value-type="string">
            <text:p>08:46</text:p>
          </table:table-cell>
          <table:table-cell office:value-type="string" calcext:value-type="string">
            <text:p>had he waited another second_24-04-19_20-35-06.mp4.split.4k.mov</text:p>
          </table:table-cell>
          <table:table-cell office:value-type="string" calcext:value-type="string">
            <text:p>08:46</text:p>
          </table:table-cell>
          <table:table-cell table:formula="of:=LEFT([.B41];(LEN([.B41])-17))" office:value-type="string" office:string-value="had he waited another second_24-04-19_20-35-06" calcext:value-type="string">
            <text:p>had he waited another second_24-04-19_20-35-06</text:p>
          </table:table-cell>
        </table:table-row>
        <table:table-row table:style-name="ro1">
          <table:table-cell office:value-type="string" calcext:value-type="string">
            <text:p>08:59</text:p>
          </table:table-cell>
          <table:table-cell office:value-type="string" calcext:value-type="string">
            <text:p>he who ults first _24-04-22_08-13-42.mp4.split.4k.mov</text:p>
          </table:table-cell>
          <table:table-cell office:value-type="string" calcext:value-type="string">
            <text:p>08:59</text:p>
          </table:table-cell>
          <table:table-cell table:formula="of:=LEFT([.B42];(LEN([.B42])-17))" office:value-type="string" office:string-value="he who ults first _24-04-22_08-13-42" calcext:value-type="string">
            <text:p>he who ults first _24-04-22_08-13-42</text:p>
          </table:table-cell>
        </table:table-row>
        <table:table-row table:style-name="ro1">
          <table:table-cell office:value-type="string" calcext:value-type="string">
            <text:p>09:12</text:p>
          </table:table-cell>
          <table:table-cell office:value-type="string" calcext:value-type="string">
            <text:p>heal no wait _24-04-22_09-07-11.mp4.split.4k.mov</text:p>
          </table:table-cell>
          <table:table-cell office:value-type="string" calcext:value-type="string">
            <text:p>09:12</text:p>
          </table:table-cell>
          <table:table-cell table:formula="of:=LEFT([.B43];(LEN([.B43])-17))" office:value-type="string" office:string-value="heal no wait _24-04-22_09-07-11" calcext:value-type="string">
            <text:p>heal no wait _24-04-22_09-07-11</text:p>
          </table:table-cell>
        </table:table-row>
        <table:table-row table:style-name="ro1">
          <table:table-cell office:value-type="string" calcext:value-type="string">
            <text:p>09:25</text:p>
          </table:table-cell>
          <table:table-cell office:value-type="string" calcext:value-type="string">
            <text:p>here we have a landlocked pharah_24-04-23_16-14-16.mp4.split.4k.mov</text:p>
          </table:table-cell>
          <table:table-cell office:value-type="string" calcext:value-type="string">
            <text:p>09:25</text:p>
          </table:table-cell>
          <table:table-cell table:formula="of:=LEFT([.B44];(LEN([.B44])-17))" office:value-type="string" office:string-value="here we have a landlocked pharah_24-04-23_16-14-16" calcext:value-type="string">
            <text:p>here we have a landlocked pharah_24-04-23_16-14-16</text:p>
          </table:table-cell>
        </table:table-row>
        <table:table-row table:style-name="ro1">
          <table:table-cell office:value-type="string" calcext:value-type="string">
            <text:p>09:38</text:p>
          </table:table-cell>
          <table:table-cell office:value-type="string" calcext:value-type="string">
            <text:p>hi zarya bye zarya_24-04-20_01-21-26.mp4.split.4k.mov</text:p>
          </table:table-cell>
          <table:table-cell office:value-type="string" calcext:value-type="string">
            <text:p>09:38</text:p>
          </table:table-cell>
          <table:table-cell table:formula="of:=LEFT([.B45];(LEN([.B45])-17))" office:value-type="string" office:string-value="hi zarya bye zarya_24-04-20_01-21-26" calcext:value-type="string">
            <text:p>hi zarya bye zarya_24-04-20_01-21-26</text:p>
          </table:table-cell>
        </table:table-row>
        <table:table-row table:style-name="ro1">
          <table:table-cell office:value-type="string" calcext:value-type="string">
            <text:p>09:51</text:p>
          </table:table-cell>
          <table:table-cell office:value-type="string" calcext:value-type="string">
            <text:p>his skill is no aim only hits_24-04-23_15-50-31.mp4.split.4k.mov</text:p>
          </table:table-cell>
          <table:table-cell office:value-type="string" calcext:value-type="string">
            <text:p>09:51</text:p>
          </table:table-cell>
          <table:table-cell table:formula="of:=LEFT([.B46];(LEN([.B46])-17))" office:value-type="string" office:string-value="his skill is no aim only hits_24-04-23_15-50-31" calcext:value-type="string">
            <text:p>his skill is no aim only hits_24-04-23_15-50-31</text:p>
          </table:table-cell>
        </table:table-row>
        <table:table-row table:style-name="ro1">
          <table:table-cell office:value-type="string" calcext:value-type="string">
            <text:p>10:04</text:p>
          </table:table-cell>
          <table:table-cell office:value-type="string" calcext:value-type="string">
            <text:p>hitscan cant do it so moira had to_24-04-21_07-45-20.mp4.split.4k.mov</text:p>
          </table:table-cell>
          <table:table-cell office:value-type="string" calcext:value-type="string">
            <text:p>10:04</text:p>
          </table:table-cell>
          <table:table-cell table:formula="of:=LEFT([.B47];(LEN([.B47])-17))" office:value-type="string" office:string-value="hitscan cant do it so moira had to_24-04-21_07-45-20" calcext:value-type="string">
            <text:p>hitscan cant do it so moira had to_24-04-21_07-45-20</text:p>
          </table:table-cell>
        </table:table-row>
        <table:table-row table:style-name="ro1">
          <table:table-cell office:value-type="string" calcext:value-type="string">
            <text:p>10:18</text:p>
          </table:table-cell>
          <table:table-cell office:value-type="string" calcext:value-type="string">
            <text:p>holy crap that was too close_24-04-24_10-37-11.mp4.split.4k.mov</text:p>
          </table:table-cell>
          <table:table-cell office:value-type="string" calcext:value-type="string">
            <text:p>10:18</text:p>
          </table:table-cell>
          <table:table-cell table:formula="of:=LEFT([.B48];(LEN([.B48])-17))" office:value-type="string" office:string-value="holy crap that was too close_24-04-24_10-37-11" calcext:value-type="string">
            <text:p>holy crap that was too close_24-04-24_10-37-11</text:p>
          </table:table-cell>
        </table:table-row>
        <table:table-row table:style-name="ro1">
          <table:table-cell office:value-type="string" calcext:value-type="string">
            <text:p>10:31</text:p>
          </table:table-cell>
          <table:table-cell office:value-type="string" calcext:value-type="string">
            <text:p>how to help mercy get that resurrection_24-04-20_21-34-41.mp4.split.4k.mov</text:p>
          </table:table-cell>
          <table:table-cell office:value-type="string" calcext:value-type="string">
            <text:p>10:31</text:p>
          </table:table-cell>
          <table:table-cell table:formula="of:=LEFT([.B49];(LEN([.B49])-17))" office:value-type="string" office:string-value="how to help mercy get that resurrection_24-04-20_21-34-41" calcext:value-type="string">
            <text:p>how to help mercy get that resurrection_24-04-20_21-34-41</text:p>
          </table:table-cell>
        </table:table-row>
        <table:table-row table:style-name="ro1">
          <table:table-cell office:value-type="string" calcext:value-type="string">
            <text:p>10:44</text:p>
          </table:table-cell>
          <table:table-cell office:value-type="string" calcext:value-type="string">
            <text:p>how to properly counter junkrat's tire ultimate_24-04-23_08-51-28.mp4.split.4k.mov</text:p>
          </table:table-cell>
          <table:table-cell office:value-type="string" calcext:value-type="string">
            <text:p>10:44</text:p>
          </table:table-cell>
          <table:table-cell table:formula="of:=LEFT([.B50];(LEN([.B50])-17))" office:value-type="string" office:string-value="how to properly counter junkrat's tire ultimate_24-04-23_08-51-28" calcext:value-type="string">
            <text:p>how to properly counter junkrat's tire ultimate_24-04-23_08-51-28</text:p>
          </table:table-cell>
        </table:table-row>
        <table:table-row table:style-name="ro1">
          <table:table-cell office:value-type="string" calcext:value-type="string">
            <text:p>10:57</text:p>
          </table:table-cell>
          <table:table-cell office:value-type="string" calcext:value-type="string">
            <text:p>huh whos that tickling my bum_24-04-20_01-44-18.mp4.split.4k.mov</text:p>
          </table:table-cell>
          <table:table-cell office:value-type="string" calcext:value-type="string">
            <text:p>10:57</text:p>
          </table:table-cell>
          <table:table-cell table:formula="of:=LEFT([.B51];(LEN([.B51])-17))" office:value-type="string" office:string-value="huh whos that tickling my bum_24-04-20_01-44-18" calcext:value-type="string">
            <text:p>huh whos that tickling my bum_24-04-20_01-44-18</text:p>
          </table:table-cell>
        </table:table-row>
        <table:table-row table:style-name="ro1">
          <table:table-cell office:value-type="string" calcext:value-type="string">
            <text:p>11:10</text:p>
          </table:table-cell>
          <table:table-cell office:value-type="string" calcext:value-type="string">
            <text:p>hurt my tank youre in my house beach_24-04-23_08-45-58.mp4.split.4k.mov</text:p>
          </table:table-cell>
          <table:table-cell office:value-type="string" calcext:value-type="string">
            <text:p>11:10</text:p>
          </table:table-cell>
          <table:table-cell table:formula="of:=LEFT([.B52];(LEN([.B52])-17))" office:value-type="string" office:string-value="hurt my tank youre in my house beach_24-04-23_08-45-58" calcext:value-type="string">
            <text:p>hurt my tank youre in my house beach_24-04-23_08-45-58</text:p>
          </table:table-cell>
        </table:table-row>
        <table:table-row table:style-name="ro1">
          <table:table-cell office:value-type="string" calcext:value-type="string">
            <text:p>11:23</text:p>
          </table:table-cell>
          <table:table-cell office:value-type="string" calcext:value-type="string">
            <text:p>i got that birch though_24-04-23_15-24-40.mp4.split.4k.mov</text:p>
          </table:table-cell>
          <table:table-cell office:value-type="string" calcext:value-type="string">
            <text:p>11:23</text:p>
          </table:table-cell>
          <table:table-cell table:formula="of:=LEFT([.B53];(LEN([.B53])-17))" office:value-type="string" office:string-value="i got that birch though_24-04-23_15-24-40" calcext:value-type="string">
            <text:p>i got that birch though_24-04-23_15-24-40</text:p>
          </table:table-cell>
        </table:table-row>
        <table:table-row table:style-name="ro1">
          <table:table-cell office:value-type="string" calcext:value-type="string">
            <text:p>11:36</text:p>
          </table:table-cell>
          <table:table-cell office:value-type="string" calcext:value-type="string">
            <text:p>i knew you snuck around the back mf_24-04-23_08-32-03.mp4.split.4k.mov</text:p>
          </table:table-cell>
          <table:table-cell office:value-type="string" calcext:value-type="string">
            <text:p>11:36</text:p>
          </table:table-cell>
          <table:table-cell table:formula="of:=LEFT([.B54];(LEN([.B54])-17))" office:value-type="string" office:string-value="i knew you snuck around the back mf_24-04-23_08-32-03" calcext:value-type="string">
            <text:p>i knew you snuck around the back mf_24-04-23_08-32-03</text:p>
          </table:table-cell>
        </table:table-row>
        <table:table-row table:style-name="ro1">
          <table:table-cell office:value-type="string" calcext:value-type="string">
            <text:p>11:50</text:p>
          </table:table-cell>
          <table:table-cell office:value-type="string" calcext:value-type="string">
            <text:p>i pressed the wrong button_24-04-23_15-00-11.mp4.split.4k.mov</text:p>
          </table:table-cell>
          <table:table-cell office:value-type="string" calcext:value-type="string">
            <text:p>11:50</text:p>
          </table:table-cell>
          <table:table-cell table:formula="of:=LEFT([.B55];(LEN([.B55])-17))" office:value-type="string" office:string-value="i pressed the wrong button_24-04-23_15-00-11" calcext:value-type="string">
            <text:p>i pressed the wrong button_24-04-23_15-00-11</text:p>
          </table:table-cell>
        </table:table-row>
        <table:table-row table:style-name="ro1">
          <table:table-cell office:value-type="string" calcext:value-type="string">
            <text:p>12:03</text:p>
          </table:table-cell>
          <table:table-cell office:value-type="string" calcext:value-type="string">
            <text:p>i saved his ass and he just friggin left me_24-04-20_01-29-36.mp4.split.4k.mov</text:p>
          </table:table-cell>
          <table:table-cell office:value-type="string" calcext:value-type="string">
            <text:p>12:03</text:p>
          </table:table-cell>
          <table:table-cell table:formula="of:=LEFT([.B56];(LEN([.B56])-17))" office:value-type="string" office:string-value="i saved his ass and he just friggin left me_24-04-20_01-29-36" calcext:value-type="string">
            <text:p>i saved his ass and he just friggin left me_24-04-20_01-29-36</text:p>
          </table:table-cell>
        </table:table-row>
        <table:table-row table:style-name="ro1">
          <table:table-cell office:value-type="string" calcext:value-type="string">
            <text:p>12:16</text:p>
          </table:table-cell>
          <table:table-cell office:value-type="string" calcext:value-type="string">
            <text:p>i screamed my lungs out in comm_24-04-21_07-52-10.mp4.split.4k.mov</text:p>
          </table:table-cell>
          <table:table-cell office:value-type="string" calcext:value-type="string">
            <text:p>12:16</text:p>
          </table:table-cell>
          <table:table-cell table:formula="of:=LEFT([.B57];(LEN([.B57])-17))" office:value-type="string" office:string-value="i screamed my lungs out in comm_24-04-21_07-52-10" calcext:value-type="string">
            <text:p>i screamed my lungs out in comm_24-04-21_07-52-10</text:p>
          </table:table-cell>
        </table:table-row>
        <table:table-row table:style-name="ro1">
          <table:table-cell office:value-type="string" calcext:value-type="string">
            <text:p>12:29</text:p>
          </table:table-cell>
          <table:table-cell office:value-type="string" calcext:value-type="string">
            <text:p>i'll just fly over here_24-04-21_07-38-25.mp4.split.4k.mov</text:p>
          </table:table-cell>
          <table:table-cell office:value-type="string" calcext:value-type="string">
            <text:p>12:29</text:p>
          </table:table-cell>
          <table:table-cell table:formula="of:=LEFT([.B58];(LEN([.B58])-17))" office:value-type="string" office:string-value="i'll just fly over here_24-04-21_07-38-25" calcext:value-type="string">
            <text:p>i'll just fly over here_24-04-21_07-38-25</text:p>
          </table:table-cell>
        </table:table-row>
        <table:table-row table:style-name="ro1">
          <table:table-cell office:value-type="string" calcext:value-type="string">
            <text:p>12:42</text:p>
          </table:table-cell>
          <table:table-cell office:value-type="string" calcext:value-type="string">
            <text:p>ill follow you to hell_24-04-21_08-13-12.mp4.split.4k.mov</text:p>
          </table:table-cell>
          <table:table-cell office:value-type="string" calcext:value-type="string">
            <text:p>12:42</text:p>
          </table:table-cell>
          <table:table-cell table:formula="of:=LEFT([.B59];(LEN([.B59])-17))" office:value-type="string" office:string-value="ill follow you to hell_24-04-21_08-13-12" calcext:value-type="string">
            <text:p>ill follow you to hell_24-04-21_08-13-12</text:p>
          </table:table-cell>
        </table:table-row>
        <table:table-row table:style-name="ro1">
          <table:table-cell office:value-type="string" calcext:value-type="string">
            <text:p>12:55</text:p>
          </table:table-cell>
          <table:table-cell office:value-type="string" calcext:value-type="string">
            <text:p>in the meantime let me just stand here_24-04-24_11-24-57.mp4.split.4k.mov</text:p>
          </table:table-cell>
          <table:table-cell office:value-type="string" calcext:value-type="string">
            <text:p>12:55</text:p>
          </table:table-cell>
          <table:table-cell table:formula="of:=LEFT([.B60];(LEN([.B60])-17))" office:value-type="string" office:string-value="in the meantime let me just stand here_24-04-24_11-24-57" calcext:value-type="string">
            <text:p>in the meantime let me just stand here_24-04-24_11-24-57</text:p>
          </table:table-cell>
        </table:table-row>
        <table:table-row table:style-name="ro1">
          <table:table-cell office:value-type="string" calcext:value-type="string">
            <text:p>13:09</text:p>
          </table:table-cell>
          <table:table-cell office:value-type="string" calcext:value-type="string">
            <text:p>invisible pillar is too op please remove_24-04-23_07-59-01.mp4.split.4k.mov</text:p>
          </table:table-cell>
          <table:table-cell office:value-type="string" calcext:value-type="string">
            <text:p>13:09</text:p>
          </table:table-cell>
          <table:table-cell table:formula="of:=LEFT([.B61];(LEN([.B61])-17))" office:value-type="string" office:string-value="invisible pillar is too op please remove_24-04-23_07-59-01" calcext:value-type="string">
            <text:p>invisible pillar is too op please remove_24-04-23_07-59-01</text:p>
          </table:table-cell>
        </table:table-row>
        <table:table-row table:style-name="ro1">
          <table:table-cell office:value-type="string" calcext:value-type="string">
            <text:p>13:22</text:p>
          </table:table-cell>
          <table:table-cell office:value-type="string" calcext:value-type="string">
            <text:p>ive been waiting for you mercy_24-04-24_06-56-19.mp4.split.4k.mov</text:p>
          </table:table-cell>
          <table:table-cell office:value-type="string" calcext:value-type="string">
            <text:p>13:22</text:p>
          </table:table-cell>
          <table:table-cell table:formula="of:=LEFT([.B62];(LEN([.B62])-17))" office:value-type="string" office:string-value="ive been waiting for you mercy_24-04-24_06-56-19" calcext:value-type="string">
            <text:p>ive been waiting for you mercy_24-04-24_06-56-19</text:p>
          </table:table-cell>
        </table:table-row>
        <table:table-row table:style-name="ro1">
          <table:table-cell office:value-type="string" calcext:value-type="string">
            <text:p>13:35</text:p>
          </table:table-cell>
          <table:table-cell office:value-type="string" calcext:value-type="string">
            <text:p>jett revive me_24-04-23_09-53-56.mp4.split.4k.mov</text:p>
          </table:table-cell>
          <table:table-cell office:value-type="string" calcext:value-type="string">
            <text:p>13:35</text:p>
          </table:table-cell>
          <table:table-cell table:formula="of:=LEFT([.B63];(LEN([.B63])-17))" office:value-type="string" office:string-value="jett revive me_24-04-23_09-53-56" calcext:value-type="string">
            <text:p>jett revive me_24-04-23_09-53-56</text:p>
          </table:table-cell>
        </table:table-row>
        <table:table-row table:style-name="ro1">
          <table:table-cell office:value-type="string" calcext:value-type="string">
            <text:p>13:48</text:p>
          </table:table-cell>
          <table:table-cell office:value-type="string" calcext:value-type="string">
            <text:p>junkrat queen just dont want to get healed _24-04-19_11-31-37.mp4.split.4k.mov</text:p>
          </table:table-cell>
          <table:table-cell office:value-type="string" calcext:value-type="string">
            <text:p>13:48</text:p>
          </table:table-cell>
          <table:table-cell table:formula="of:=LEFT([.B64];(LEN([.B64])-17))" office:value-type="string" office:string-value="junkrat queen just dont want to get healed _24-04-19_11-31-37" calcext:value-type="string">
            <text:p>junkrat queen just dont want to get healed _24-04-19_11-31-37</text:p>
          </table:table-cell>
        </table:table-row>
        <table:table-row table:style-name="ro1">
          <table:table-cell office:value-type="string" calcext:value-type="string">
            <text:p>14:01</text:p>
          </table:table-cell>
          <table:table-cell office:value-type="string" calcext:value-type="string">
            <text:p>junkrat seriously needs a nerf_24-04-23_07-50-16.mp4.split.4k.mov</text:p>
          </table:table-cell>
          <table:table-cell office:value-type="string" calcext:value-type="string">
            <text:p>14:01</text:p>
          </table:table-cell>
          <table:table-cell table:formula="of:=LEFT([.B65];(LEN([.B65])-17))" office:value-type="string" office:string-value="junkrat seriously needs a nerf_24-04-23_07-50-16" calcext:value-type="string">
            <text:p>junkrat seriously needs a nerf_24-04-23_07-50-16</text:p>
          </table:table-cell>
        </table:table-row>
        <table:table-row table:style-name="ro1">
          <table:table-cell office:value-type="string" calcext:value-type="string">
            <text:p>14:14</text:p>
          </table:table-cell>
          <table:table-cell office:value-type="string" calcext:value-type="string">
            <text:p>just being a regular healbot_24-04-23_07-44-13.mp4.split.4k.mov</text:p>
          </table:table-cell>
          <table:table-cell office:value-type="string" calcext:value-type="string">
            <text:p>14:14</text:p>
          </table:table-cell>
          <table:table-cell table:formula="of:=LEFT([.B66];(LEN([.B66])-17))" office:value-type="string" office:string-value="just being a regular healbot_24-04-23_07-44-13" calcext:value-type="string">
            <text:p>just being a regular healbot_24-04-23_07-44-13</text:p>
          </table:table-cell>
        </table:table-row>
        <table:table-row table:style-name="ro1">
          <table:table-cell office:value-type="string" calcext:value-type="string">
            <text:p>14:27</text:p>
          </table:table-cell>
          <table:table-cell office:value-type="string" calcext:value-type="string">
            <text:p>just one thing missing from this play of the game_24-04-23_07-41-43.mp4.split.4k.mov</text:p>
          </table:table-cell>
          <table:table-cell office:value-type="string" calcext:value-type="string">
            <text:p>14:27</text:p>
          </table:table-cell>
          <table:table-cell table:formula="of:=LEFT([.B67];(LEN([.B67])-17))" office:value-type="string" office:string-value="just one thing missing from this play of the game_24-04-23_07-41-43" calcext:value-type="string">
            <text:p>just one thing missing from this play of the game_24-04-23_07-41-43</text:p>
          </table:table-cell>
        </table:table-row>
        <table:table-row table:style-name="ro1">
          <table:table-cell office:value-type="string" calcext:value-type="string">
            <text:p>14:41</text:p>
          </table:table-cell>
          <table:table-cell office:value-type="string" calcext:value-type="string">
            <text:p>justice rained a trickle but afterwards_24-04-20_02-05-58.mp4.split.4k.mov</text:p>
          </table:table-cell>
          <table:table-cell office:value-type="string" calcext:value-type="string">
            <text:p>14:41</text:p>
          </table:table-cell>
          <table:table-cell table:formula="of:=LEFT([.B68];(LEN([.B68])-17))" office:value-type="string" office:string-value="justice rained a trickle but afterwards_24-04-20_02-05-58" calcext:value-type="string">
            <text:p>justice rained a trickle but afterwards_24-04-20_02-05-58</text:p>
          </table:table-cell>
        </table:table-row>
        <table:table-row table:style-name="ro1">
          <table:table-cell office:value-type="string" calcext:value-type="string">
            <text:p>14:54</text:p>
          </table:table-cell>
          <table:table-cell office:value-type="string" calcext:value-type="string">
            <text:p>kaa mee haa mee haaaaaaaaaaaaaaaaaaaaaa_24-04-20_01-16-13.mp4.split.4k.mov</text:p>
          </table:table-cell>
          <table:table-cell office:value-type="string" calcext:value-type="string">
            <text:p>14:54</text:p>
          </table:table-cell>
          <table:table-cell table:formula="of:=LEFT([.B69];(LEN([.B69])-17))" office:value-type="string" office:string-value="kaa mee haa mee haaaaaaaaaaaaaaaaaaaaaa_24-04-20_01-16-13" calcext:value-type="string">
            <text:p>kaa mee haa mee haaaaaaaaaaaaaaaaaaaaaa_24-04-20_01-16-13</text:p>
          </table:table-cell>
        </table:table-row>
        <table:table-row table:style-name="ro1">
          <table:table-cell office:value-type="string" calcext:value-type="string">
            <text:p>15:07</text:p>
          </table:table-cell>
          <table:table-cell office:value-type="string" calcext:value-type="string">
            <text:p>kiriko freaking out like that was so funny_24-04-23_14-46-37.mp4.split.4k.mov</text:p>
          </table:table-cell>
          <table:table-cell office:value-type="string" calcext:value-type="string">
            <text:p>15:07</text:p>
          </table:table-cell>
          <table:table-cell table:formula="of:=LEFT([.B70];(LEN([.B70])-17))" office:value-type="string" office:string-value="kiriko freaking out like that was so funny_24-04-23_14-46-37" calcext:value-type="string">
            <text:p>kiriko freaking out like that was so funny_24-04-23_14-46-37</text:p>
          </table:table-cell>
        </table:table-row>
        <table:table-row table:style-name="ro1">
          <table:table-cell office:value-type="string" calcext:value-type="string">
            <text:p>15:20</text:p>
          </table:table-cell>
          <table:table-cell office:value-type="string" calcext:value-type="string">
            <text:p>lucio hit the ground so hard he_24-04-23_07-28-00.mp4.split.4k.mov</text:p>
          </table:table-cell>
          <table:table-cell office:value-type="string" calcext:value-type="string">
            <text:p>15:20</text:p>
          </table:table-cell>
          <table:table-cell table:formula="of:=LEFT([.B71];(LEN([.B71])-17))" office:value-type="string" office:string-value="lucio hit the ground so hard he_24-04-23_07-28-00" calcext:value-type="string">
            <text:p>lucio hit the ground so hard he_24-04-23_07-28-00</text:p>
          </table:table-cell>
        </table:table-row>
        <table:table-row table:style-name="ro1">
          <table:table-cell office:value-type="string" calcext:value-type="string">
            <text:p>15:33</text:p>
          </table:table-cell>
          <table:table-cell office:value-type="string" calcext:value-type="string">
            <text:p>lucio thought he was saving mauga_24-04-21_05-05-15.mp4.split.4k.mov</text:p>
          </table:table-cell>
          <table:table-cell office:value-type="string" calcext:value-type="string">
            <text:p>15:33</text:p>
          </table:table-cell>
          <table:table-cell table:formula="of:=LEFT([.B72];(LEN([.B72])-17))" office:value-type="string" office:string-value="lucio thought he was saving mauga_24-04-21_05-05-15" calcext:value-type="string">
            <text:p>lucio thought he was saving mauga_24-04-21_05-05-15</text:p>
          </table:table-cell>
        </table:table-row>
        <table:table-row table:style-name="ro1">
          <table:table-cell office:value-type="string" calcext:value-type="string">
            <text:p>15:46</text:p>
          </table:table-cell>
          <table:table-cell office:value-type="string" calcext:value-type="string">
            <text:p>making barbecue smoked bacon_24-04-23_07-53-56.mp4.split.4k.mov</text:p>
          </table:table-cell>
          <table:table-cell office:value-type="string" calcext:value-type="string">
            <text:p>15:46</text:p>
          </table:table-cell>
          <table:table-cell table:formula="of:=LEFT([.B73];(LEN([.B73])-17))" office:value-type="string" office:string-value="making barbecue smoked bacon_24-04-23_07-53-56" calcext:value-type="string">
            <text:p>making barbecue smoked bacon_24-04-23_07-53-56</text:p>
          </table:table-cell>
        </table:table-row>
        <table:table-row table:style-name="ro1">
          <table:table-cell office:value-type="string" calcext:value-type="string">
            <text:p>15:59</text:p>
          </table:table-cell>
          <table:table-cell office:value-type="string" calcext:value-type="string">
            <text:p>mauga got away with war crime_24-04-24_12-52-52.mp4.split.4k.mov</text:p>
          </table:table-cell>
          <table:table-cell office:value-type="string" calcext:value-type="string">
            <text:p>15:59</text:p>
          </table:table-cell>
          <table:table-cell table:formula="of:=LEFT([.B74];(LEN([.B74])-17))" office:value-type="string" office:string-value="mauga got away with war crime_24-04-24_12-52-52" calcext:value-type="string">
            <text:p>mauga got away with war crime_24-04-24_12-52-52</text:p>
          </table:table-cell>
        </table:table-row>
        <table:table-row table:style-name="ro1">
          <table:table-cell office:value-type="string" calcext:value-type="string">
            <text:p>16:13</text:p>
          </table:table-cell>
          <table:table-cell office:value-type="string" calcext:value-type="string">
            <text:p>mauga is blind_24-04-23_14-54-34.mp4.split.4k.mov</text:p>
          </table:table-cell>
          <table:table-cell office:value-type="string" calcext:value-type="string">
            <text:p>16:13</text:p>
          </table:table-cell>
          <table:table-cell table:formula="of:=LEFT([.B75];(LEN([.B75])-17))" office:value-type="string" office:string-value="mauga is blind_24-04-23_14-54-34" calcext:value-type="string">
            <text:p>mauga is blind_24-04-23_14-54-34</text:p>
          </table:table-cell>
        </table:table-row>
        <table:table-row table:style-name="ro1">
          <table:table-cell office:value-type="string" calcext:value-type="string">
            <text:p>16:26</text:p>
          </table:table-cell>
          <table:table-cell office:value-type="string" calcext:value-type="string">
            <text:p>mei thinks shes stalling_24-04-23_16-17-23.mp4.split.4k.mov</text:p>
          </table:table-cell>
          <table:table-cell office:value-type="string" calcext:value-type="string">
            <text:p>16:26</text:p>
          </table:table-cell>
          <table:table-cell table:formula="of:=LEFT([.B76];(LEN([.B76])-17))" office:value-type="string" office:string-value="mei thinks shes stalling_24-04-23_16-17-23" calcext:value-type="string">
            <text:p>mei thinks shes stalling_24-04-23_16-17-23</text:p>
          </table:table-cell>
        </table:table-row>
        <table:table-row table:style-name="ro1">
          <table:table-cell office:value-type="string" calcext:value-type="string">
            <text:p>16:39</text:p>
          </table:table-cell>
          <table:table-cell office:value-type="string" calcext:value-type="string">
            <text:p>mercy always gets the job done_24-04-19_12-18-51.mp4.split.4k.mov</text:p>
          </table:table-cell>
          <table:table-cell office:value-type="string" calcext:value-type="string">
            <text:p>16:39</text:p>
          </table:table-cell>
          <table:table-cell table:formula="of:=LEFT([.B77];(LEN([.B77])-17))" office:value-type="string" office:string-value="mercy always gets the job done_24-04-19_12-18-51" calcext:value-type="string">
            <text:p>mercy always gets the job done_24-04-19_12-18-51</text:p>
          </table:table-cell>
        </table:table-row>
        <table:table-row table:style-name="ro1">
          <table:table-cell office:value-type="string" calcext:value-type="string">
            <text:p>16:52</text:p>
          </table:table-cell>
          <table:table-cell office:value-type="string" calcext:value-type="string">
            <text:p>mercy became straight up invisible_24-04-22_00-20-03.mp4.split.4k.mov</text:p>
          </table:table-cell>
          <table:table-cell office:value-type="string" calcext:value-type="string">
            <text:p>16:52</text:p>
          </table:table-cell>
          <table:table-cell table:formula="of:=LEFT([.B78];(LEN([.B78])-17))" office:value-type="string" office:string-value="mercy became straight up invisible_24-04-22_00-20-03" calcext:value-type="string">
            <text:p>mercy became straight up invisible_24-04-22_00-20-03</text:p>
          </table:table-cell>
        </table:table-row>
        <table:table-row table:style-name="ro1">
          <table:table-cell office:value-type="string" calcext:value-type="string">
            <text:p>17:05</text:p>
          </table:table-cell>
          <table:table-cell office:value-type="string" calcext:value-type="string">
            <text:p>mercy being the better support_24-04-21_08-23-37.mp4.split.4k.mov</text:p>
          </table:table-cell>
          <table:table-cell office:value-type="string" calcext:value-type="string">
            <text:p>17:05</text:p>
          </table:table-cell>
          <table:table-cell table:formula="of:=LEFT([.B79];(LEN([.B79])-17))" office:value-type="string" office:string-value="mercy being the better support_24-04-21_08-23-37" calcext:value-type="string">
            <text:p>mercy being the better support_24-04-21_08-23-37</text:p>
          </table:table-cell>
        </table:table-row>
        <table:table-row table:style-name="ro1">
          <table:table-cell office:value-type="string" calcext:value-type="string">
            <text:p>17:18</text:p>
          </table:table-cell>
          <table:table-cell office:value-type="string" calcext:value-type="string">
            <text:p>mercy being the responsible one got the job done_24-04-23_14-42-31.mp4.split.4k.mov</text:p>
          </table:table-cell>
          <table:table-cell office:value-type="string" calcext:value-type="string">
            <text:p>17:18</text:p>
          </table:table-cell>
          <table:table-cell table:formula="of:=LEFT([.B80];(LEN([.B80])-17))" office:value-type="string" office:string-value="mercy being the responsible one got the job done_24-04-23_14-42-31" calcext:value-type="string">
            <text:p>mercy being the responsible one got the job done_24-04-23_14-42-31</text:p>
          </table:table-cell>
        </table:table-row>
        <table:table-row table:style-name="ro1">
          <table:table-cell office:value-type="string" calcext:value-type="string">
            <text:p>17:32</text:p>
          </table:table-cell>
          <table:table-cell office:value-type="string" calcext:value-type="string">
            <text:p>mercy ctrl z undo_24-04-19_20-37-51.mp4.split.4k.mov</text:p>
          </table:table-cell>
          <table:table-cell office:value-type="string" calcext:value-type="string">
            <text:p>17:32</text:p>
          </table:table-cell>
          <table:table-cell table:formula="of:=LEFT([.B81];(LEN([.B81])-17))" office:value-type="string" office:string-value="mercy ctrl z undo_24-04-19_20-37-51" calcext:value-type="string">
            <text:p>mercy ctrl z undo_24-04-19_20-37-51</text:p>
          </table:table-cell>
        </table:table-row>
        <table:table-row table:style-name="ro1">
          <table:table-cell office:value-type="string" calcext:value-type="string">
            <text:p>17:45</text:p>
          </table:table-cell>
          <table:table-cell office:value-type="string" calcext:value-type="string">
            <text:p>mercy did everyones job_24-04-25_02-10-58.mp4.split.4k.mov</text:p>
          </table:table-cell>
          <table:table-cell office:value-type="string" calcext:value-type="string">
            <text:p>17:45</text:p>
          </table:table-cell>
          <table:table-cell table:formula="of:=LEFT([.B82];(LEN([.B82])-17))" office:value-type="string" office:string-value="mercy did everyones job_24-04-25_02-10-58" calcext:value-type="string">
            <text:p>mercy did everyones job_24-04-25_02-10-58</text:p>
          </table:table-cell>
        </table:table-row>
        <table:table-row table:style-name="ro1">
          <table:table-cell office:value-type="string" calcext:value-type="string">
            <text:p>17:58</text:p>
          </table:table-cell>
          <table:table-cell office:value-type="string" calcext:value-type="string">
            <text:p>mercy did the matrix dodge_24-04-20_01-34-02.mp4.split.4k.mov</text:p>
          </table:table-cell>
          <table:table-cell office:value-type="string" calcext:value-type="string">
            <text:p>17:58</text:p>
          </table:table-cell>
          <table:table-cell table:formula="of:=LEFT([.B83];(LEN([.B83])-17))" office:value-type="string" office:string-value="mercy did the matrix dodge_24-04-20_01-34-02" calcext:value-type="string">
            <text:p>mercy did the matrix dodge_24-04-20_01-34-02</text:p>
          </table:table-cell>
        </table:table-row>
        <table:table-row table:style-name="ro1">
          <table:table-cell office:value-type="string" calcext:value-type="string">
            <text:p>18:11</text:p>
          </table:table-cell>
          <table:table-cell office:value-type="string" calcext:value-type="string">
            <text:p>mercy is hard counter to all tanks_24-04-20_01-24-28.mp4.split.4k.mov</text:p>
          </table:table-cell>
          <table:table-cell office:value-type="string" calcext:value-type="string">
            <text:p>18:11</text:p>
          </table:table-cell>
          <table:table-cell table:formula="of:=LEFT([.B84];(LEN([.B84])-17))" office:value-type="string" office:string-value="mercy is hard counter to all tanks_24-04-20_01-24-28" calcext:value-type="string">
            <text:p>mercy is hard counter to all tanks_24-04-20_01-24-28</text:p>
          </table:table-cell>
        </table:table-row>
        <table:table-row table:style-name="ro1">
          <table:table-cell office:value-type="string" calcext:value-type="string">
            <text:p>18:24</text:p>
          </table:table-cell>
          <table:table-cell office:value-type="string" calcext:value-type="string">
            <text:p>mercy is the best tankbuster in the game_24-04-19_12-44-18.mp4.split.4k.mov</text:p>
          </table:table-cell>
          <table:table-cell office:value-type="string" calcext:value-type="string">
            <text:p>18:24</text:p>
          </table:table-cell>
          <table:table-cell table:formula="of:=LEFT([.B85];(LEN([.B85])-17))" office:value-type="string" office:string-value="mercy is the best tankbuster in the game_24-04-19_12-44-18" calcext:value-type="string">
            <text:p>mercy is the best tankbuster in the game_24-04-19_12-44-18</text:p>
          </table:table-cell>
        </table:table-row>
        <table:table-row table:style-name="ro1">
          <table:table-cell office:value-type="string" calcext:value-type="string">
            <text:p>18:37</text:p>
          </table:table-cell>
          <table:table-cell office:value-type="string" calcext:value-type="string">
            <text:p>mercy is the counterpick to genji_24-04-23_07-47-25.mp4.split.4k.mov</text:p>
          </table:table-cell>
          <table:table-cell office:value-type="string" calcext:value-type="string">
            <text:p>18:37</text:p>
          </table:table-cell>
          <table:table-cell table:formula="of:=LEFT([.B86];(LEN([.B86])-17))" office:value-type="string" office:string-value="mercy is the counterpick to genji_24-04-23_07-47-25" calcext:value-type="string">
            <text:p>mercy is the counterpick to genji_24-04-23_07-47-25</text:p>
          </table:table-cell>
        </table:table-row>
        <table:table-row table:style-name="ro1">
          <table:table-cell office:value-type="string" calcext:value-type="string">
            <text:p>18:50</text:p>
          </table:table-cell>
          <table:table-cell office:value-type="string" calcext:value-type="string">
            <text:p>mercy is the counterpick to moira_24-04-24_01-28-19.mp4.split.4k.mov</text:p>
          </table:table-cell>
          <table:table-cell office:value-type="string" calcext:value-type="string">
            <text:p>18:50</text:p>
          </table:table-cell>
          <table:table-cell table:formula="of:=LEFT([.B87];(LEN([.B87])-17))" office:value-type="string" office:string-value="mercy is the counterpick to moira_24-04-24_01-28-19" calcext:value-type="string">
            <text:p>mercy is the counterpick to moira_24-04-24_01-28-19</text:p>
          </table:table-cell>
        </table:table-row>
        <table:table-row table:style-name="ro1">
          <table:table-cell office:value-type="string" calcext:value-type="string">
            <text:p>19:04</text:p>
          </table:table-cell>
          <table:table-cell office:value-type="string" calcext:value-type="string">
            <text:p>mercy is the hard counter to bastion_24-04-23_15-56-16.mp4.split.4k.mov</text:p>
          </table:table-cell>
          <table:table-cell office:value-type="string" calcext:value-type="string">
            <text:p>19:04</text:p>
          </table:table-cell>
          <table:table-cell table:formula="of:=LEFT([.B88];(LEN([.B88])-17))" office:value-type="string" office:string-value="mercy is the hard counter to bastion_24-04-23_15-56-16" calcext:value-type="string">
            <text:p>mercy is the hard counter to bastion_24-04-23_15-56-16</text:p>
          </table:table-cell>
        </table:table-row>
        <table:table-row table:style-name="ro1">
          <table:table-cell office:value-type="string" calcext:value-type="string">
            <text:p>19:17</text:p>
          </table:table-cell>
          <table:table-cell office:value-type="string" calcext:value-type="string">
            <text:p>mercy pretty much did all the work_24-04-24_06-31-47.mp4.split.4k.mov</text:p>
          </table:table-cell>
          <table:table-cell office:value-type="string" calcext:value-type="string">
            <text:p>19:17</text:p>
          </table:table-cell>
          <table:table-cell table:formula="of:=LEFT([.B89];(LEN([.B89])-17))" office:value-type="string" office:string-value="mercy pretty much did all the work_24-04-24_06-31-47" calcext:value-type="string">
            <text:p>mercy pretty much did all the work_24-04-24_06-31-47</text:p>
          </table:table-cell>
        </table:table-row>
        <table:table-row table:style-name="ro1">
          <table:table-cell office:value-type="string" calcext:value-type="string">
            <text:p>19:30</text:p>
          </table:table-cell>
          <table:table-cell office:value-type="string" calcext:value-type="string">
            <text:p>mercy pushed down hard on left click_24-04-23_08-20-48.mp4.split.4k.mov</text:p>
          </table:table-cell>
          <table:table-cell office:value-type="string" calcext:value-type="string">
            <text:p>19:30</text:p>
          </table:table-cell>
          <table:table-cell table:formula="of:=LEFT([.B90];(LEN([.B90])-17))" office:value-type="string" office:string-value="mercy pushed down hard on left click_24-04-23_08-20-48" calcext:value-type="string">
            <text:p>mercy pushed down hard on left click_24-04-23_08-20-48</text:p>
          </table:table-cell>
        </table:table-row>
        <table:table-row table:style-name="ro1">
          <table:table-cell office:value-type="string" calcext:value-type="string">
            <text:p>19:43</text:p>
          </table:table-cell>
          <table:table-cell office:value-type="string" calcext:value-type="string">
            <text:p>mercy resurrects a ghoul_24-04-20_01-08-59.mp4.split.4k.mov</text:p>
          </table:table-cell>
          <table:table-cell office:value-type="string" calcext:value-type="string">
            <text:p>19:43</text:p>
          </table:table-cell>
          <table:table-cell table:formula="of:=LEFT([.B91];(LEN([.B91])-17))" office:value-type="string" office:string-value="mercy resurrects a ghoul_24-04-20_01-08-59" calcext:value-type="string">
            <text:p>mercy resurrects a ghoul_24-04-20_01-08-59</text:p>
          </table:table-cell>
        </table:table-row>
        <table:table-row table:style-name="ro1">
          <table:table-cell office:value-type="string" calcext:value-type="string">
            <text:p>19:56</text:p>
          </table:table-cell>
          <table:table-cell office:value-type="string" calcext:value-type="string">
            <text:p>mercy still won_24-04-19_13-10-27.mp4.split.4k.mov</text:p>
          </table:table-cell>
          <table:table-cell office:value-type="string" calcext:value-type="string">
            <text:p>19:56</text:p>
          </table:table-cell>
          <table:table-cell table:formula="of:=LEFT([.B92];(LEN([.B92])-17))" office:value-type="string" office:string-value="mercy still won_24-04-19_13-10-27" calcext:value-type="string">
            <text:p>mercy still won_24-04-19_13-10-27</text:p>
          </table:table-cell>
        </table:table-row>
        <table:table-row table:style-name="ro1">
          <table:table-cell office:value-type="string" calcext:value-type="string">
            <text:p>20:09</text:p>
          </table:table-cell>
          <table:table-cell office:value-type="string" calcext:value-type="string">
            <text:p>mercy though it wsa safe to ressurect_24-04-24_11-04-16.mp4.split.4k.mov</text:p>
          </table:table-cell>
          <table:table-cell office:value-type="string" calcext:value-type="string">
            <text:p>20:09</text:p>
          </table:table-cell>
          <table:table-cell table:formula="of:=LEFT([.B93];(LEN([.B93])-17))" office:value-type="string" office:string-value="mercy though it wsa safe to ressurect_24-04-24_11-04-16" calcext:value-type="string">
            <text:p>mercy though it wsa safe to ressurect_24-04-24_11-04-16</text:p>
          </table:table-cell>
        </table:table-row>
        <table:table-row table:style-name="ro1">
          <table:table-cell office:value-type="string" calcext:value-type="string">
            <text:p>20:22</text:p>
          </table:table-cell>
          <table:table-cell office:value-type="string" calcext:value-type="string">
            <text:p>mercy thought shes the cleverest thing in the sky_24-04-21_08-58-03.mp4.split.4k.mov</text:p>
          </table:table-cell>
          <table:table-cell office:value-type="string" calcext:value-type="string">
            <text:p>20:22</text:p>
          </table:table-cell>
          <table:table-cell table:formula="of:=LEFT([.B94];(LEN([.B94])-17))" office:value-type="string" office:string-value="mercy thought shes the cleverest thing in the sky_24-04-21_08-58-03" calcext:value-type="string">
            <text:p>mercy thought shes the cleverest thing in the sky_24-04-21_08-58-03</text:p>
          </table:table-cell>
        </table:table-row>
        <table:table-row table:style-name="ro1">
          <table:table-cell office:value-type="string" calcext:value-type="string">
            <text:p>20:36</text:p>
          </table:table-cell>
          <table:table-cell office:value-type="string" calcext:value-type="string">
            <text:p>mercy tried but team didnt survive_24-04-23_14-37-08.mp4.split.4k.mov</text:p>
          </table:table-cell>
          <table:table-cell office:value-type="string" calcext:value-type="string">
            <text:p>20:36</text:p>
          </table:table-cell>
          <table:table-cell table:formula="of:=LEFT([.B95];(LEN([.B95])-17))" office:value-type="string" office:string-value="mercy tried but team didnt survive_24-04-23_14-37-08" calcext:value-type="string">
            <text:p>mercy tried but team didnt survive_24-04-23_14-37-08</text:p>
          </table:table-cell>
        </table:table-row>
        <table:table-row table:style-name="ro1">
          <table:table-cell office:value-type="string" calcext:value-type="string">
            <text:p>20:49</text:p>
          </table:table-cell>
          <table:table-cell office:value-type="string" calcext:value-type="string">
            <text:p>moira always get the job done_24-04-24_11-29-37.mp4.split.4k.mov</text:p>
          </table:table-cell>
          <table:table-cell office:value-type="string" calcext:value-type="string">
            <text:p>20:49</text:p>
          </table:table-cell>
          <table:table-cell table:formula="of:=LEFT([.B96];(LEN([.B96])-17))" office:value-type="string" office:string-value="moira always get the job done_24-04-24_11-29-37" calcext:value-type="string">
            <text:p>moira always get the job done_24-04-24_11-29-37</text:p>
          </table:table-cell>
        </table:table-row>
        <table:table-row table:style-name="ro1">
          <table:table-cell office:value-type="string" calcext:value-type="string">
            <text:p>21:02</text:p>
          </table:table-cell>
          <table:table-cell office:value-type="string" calcext:value-type="string">
            <text:p>moira be like kamehameha_24-04-22_07-13-31.mp4.split.4k.mov</text:p>
          </table:table-cell>
          <table:table-cell office:value-type="string" calcext:value-type="string">
            <text:p>21:02</text:p>
          </table:table-cell>
          <table:table-cell table:formula="of:=LEFT([.B97];(LEN([.B97])-17))" office:value-type="string" office:string-value="moira be like kamehameha_24-04-22_07-13-31" calcext:value-type="string">
            <text:p>moira be like kamehameha_24-04-22_07-13-31</text:p>
          </table:table-cell>
        </table:table-row>
        <table:table-row table:style-name="ro1">
          <table:table-cell office:value-type="string" calcext:value-type="string">
            <text:p>21:15</text:p>
          </table:table-cell>
          <table:table-cell office:value-type="string" calcext:value-type="string">
            <text:p>moira couldve survived but she chose elimination_24-04-23_14-39-37.mp4.split.4k.mov</text:p>
          </table:table-cell>
          <table:table-cell office:value-type="string" calcext:value-type="string">
            <text:p>21:15</text:p>
          </table:table-cell>
          <table:table-cell table:formula="of:=LEFT([.B98];(LEN([.B98])-17))" office:value-type="string" office:string-value="moira couldve survived but she chose elimination_24-04-23_14-39-37" calcext:value-type="string">
            <text:p>moira couldve survived but she chose elimination_24-04-23_14-39-37</text:p>
          </table:table-cell>
        </table:table-row>
        <table:table-row table:style-name="ro1">
          <table:table-cell office:value-type="string" calcext:value-type="string">
            <text:p>21:28</text:p>
          </table:table-cell>
          <table:table-cell office:value-type="string" calcext:value-type="string">
            <text:p>moira demonstrates new invisibility passive_24-04-23_08-36-46.mp4.split.4k.mov</text:p>
          </table:table-cell>
          <table:table-cell office:value-type="string" calcext:value-type="string">
            <text:p>21:28</text:p>
          </table:table-cell>
          <table:table-cell table:formula="of:=LEFT([.B99];(LEN([.B99])-17))" office:value-type="string" office:string-value="moira demonstrates new invisibility passive_24-04-23_08-36-46" calcext:value-type="string">
            <text:p>moira demonstrates new invisibility passive_24-04-23_08-36-46</text:p>
          </table:table-cell>
        </table:table-row>
        <table:table-row table:style-name="ro1">
          <table:table-cell office:value-type="string" calcext:value-type="string">
            <text:p>21:41</text:p>
          </table:table-cell>
          <table:table-cell office:value-type="string" calcext:value-type="string">
            <text:p>moira dps outranges everyone_24-04-20_21-49-40.mp4.split.4k.mov</text:p>
          </table:table-cell>
          <table:table-cell office:value-type="string" calcext:value-type="string">
            <text:p>21:41</text:p>
          </table:table-cell>
          <table:table-cell table:formula="of:=LEFT([.B100];(LEN([.B100])-17))" office:value-type="string" office:string-value="moira dps outranges everyone_24-04-20_21-49-40" calcext:value-type="string">
            <text:p>moira dps outranges everyone_24-04-20_21-49-40</text:p>
          </table:table-cell>
        </table:table-row>
        <table:table-row table:style-name="ro1">
          <table:table-cell office:value-type="string" calcext:value-type="string">
            <text:p>21:55</text:p>
          </table:table-cell>
          <table:table-cell office:value-type="string" calcext:value-type="string">
            <text:p>moira going mad with power_24-04-23_09-38-15.mp4.split.4k.mov</text:p>
          </table:table-cell>
          <table:table-cell office:value-type="string" calcext:value-type="string">
            <text:p>21:55</text:p>
          </table:table-cell>
          <table:table-cell table:formula="of:=LEFT([.B101];(LEN([.B101])-17))" office:value-type="string" office:string-value="moira going mad with power_24-04-23_09-38-15" calcext:value-type="string">
            <text:p>moira going mad with power_24-04-23_09-38-15</text:p>
          </table:table-cell>
        </table:table-row>
        <table:table-row table:style-name="ro1">
          <table:table-cell office:value-type="string" calcext:value-type="string">
            <text:p>22:08</text:p>
          </table:table-cell>
          <table:table-cell office:value-type="string" calcext:value-type="string">
            <text:p>moira is secretly a dps hero_24-04-23_08-08-31.mp4.split.4k.mov</text:p>
          </table:table-cell>
          <table:table-cell office:value-type="string" calcext:value-type="string">
            <text:p>22:08</text:p>
          </table:table-cell>
          <table:table-cell table:formula="of:=LEFT([.B102];(LEN([.B102])-17))" office:value-type="string" office:string-value="moira is secretly a dps hero_24-04-23_08-08-31" calcext:value-type="string">
            <text:p>moira is secretly a dps hero_24-04-23_08-08-31</text:p>
          </table:table-cell>
        </table:table-row>
        <table:table-row table:style-name="ro1">
          <table:table-cell office:value-type="string" calcext:value-type="string">
            <text:p>22:21</text:p>
          </table:table-cell>
          <table:table-cell office:value-type="string" calcext:value-type="string">
            <text:p>moira is too op_24-04-24_07-00-29.mp4.split.4k.mov</text:p>
          </table:table-cell>
          <table:table-cell office:value-type="string" calcext:value-type="string">
            <text:p>22:21</text:p>
          </table:table-cell>
          <table:table-cell table:formula="of:=LEFT([.B103];(LEN([.B103])-17))" office:value-type="string" office:string-value="moira is too op_24-04-24_07-00-29" calcext:value-type="string">
            <text:p>moira is too op_24-04-24_07-00-29</text:p>
          </table:table-cell>
        </table:table-row>
        <table:table-row table:style-name="ro1">
          <table:table-cell office:value-type="string" calcext:value-type="string">
            <text:p>22:34</text:p>
          </table:table-cell>
          <table:table-cell office:value-type="string" calcext:value-type="string">
            <text:p>moira picks up the strays_24-04-24_12-20-07.mp4.split.4k.mov</text:p>
          </table:table-cell>
          <table:table-cell office:value-type="string" calcext:value-type="string">
            <text:p>22:34</text:p>
          </table:table-cell>
          <table:table-cell table:formula="of:=LEFT([.B104];(LEN([.B104])-17))" office:value-type="string" office:string-value="moira picks up the strays_24-04-24_12-20-07" calcext:value-type="string">
            <text:p>moira picks up the strays_24-04-24_12-20-07</text:p>
          </table:table-cell>
        </table:table-row>
        <table:table-row table:style-name="ro1">
          <table:table-cell office:value-type="string" calcext:value-type="string">
            <text:p>22:47</text:p>
          </table:table-cell>
          <table:table-cell office:value-type="string" calcext:value-type="string">
            <text:p>moira ruined mercy's escape_24-04-19_13-12-50.mp4.split.4k.mov</text:p>
          </table:table-cell>
          <table:table-cell office:value-type="string" calcext:value-type="string">
            <text:p>22:47</text:p>
          </table:table-cell>
          <table:table-cell table:formula="of:=LEFT([.B105];(LEN([.B105])-17))" office:value-type="string" office:string-value="moira ruined mercy's escape_24-04-19_13-12-50" calcext:value-type="string">
            <text:p>moira ruined mercy's escape_24-04-19_13-12-50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string" calcext:value-type="string">
            <text:p>moira seriously needs a nerf_24-04-23_10-01-55.mp4.split.4k.mov</text:p>
          </table:table-cell>
          <table:table-cell office:value-type="string" calcext:value-type="string">
            <text:p>23:00</text:p>
          </table:table-cell>
          <table:table-cell table:formula="of:=LEFT([.B106];(LEN([.B106])-17))" office:value-type="string" office:string-value="moira seriously needs a nerf_24-04-23_10-01-55" calcext:value-type="string">
            <text:p>moira seriously needs a nerf_24-04-23_10-01-55</text:p>
          </table:table-cell>
        </table:table-row>
        <table:table-row table:style-name="ro1">
          <table:table-cell office:value-type="string" calcext:value-type="string">
            <text:p>23:13</text:p>
          </table:table-cell>
          <table:table-cell office:value-type="string" calcext:value-type="string">
            <text:p>moira super kamehameha_24-04-23_15-08-42.mp4.split.4k.mov</text:p>
          </table:table-cell>
          <table:table-cell office:value-type="string" calcext:value-type="string">
            <text:p>23:13</text:p>
          </table:table-cell>
          <table:table-cell table:formula="of:=LEFT([.B107];(LEN([.B107])-17))" office:value-type="string" office:string-value="moira super kamehameha_24-04-23_15-08-42" calcext:value-type="string">
            <text:p>moira super kamehameha_24-04-23_15-08-42</text:p>
          </table:table-cell>
        </table:table-row>
        <table:table-row table:style-name="ro1">
          <table:table-cell office:value-type="string" calcext:value-type="string">
            <text:p>23:27</text:p>
          </table:table-cell>
          <table:table-cell office:value-type="string" calcext:value-type="string">
            <text:p>moira takes out the trash_24-04-24_06-49-31.mp4.split.4k.mov</text:p>
          </table:table-cell>
          <table:table-cell office:value-type="string" calcext:value-type="string">
            <text:p>23:27</text:p>
          </table:table-cell>
          <table:table-cell table:formula="of:=LEFT([.B108];(LEN([.B108])-17))" office:value-type="string" office:string-value="moira takes out the trash_24-04-24_06-49-31" calcext:value-type="string">
            <text:p>moira takes out the trash_24-04-24_06-49-31</text:p>
          </table:table-cell>
        </table:table-row>
        <table:table-row table:style-name="ro1">
          <table:table-cell office:value-type="string" calcext:value-type="string">
            <text:p>23:40</text:p>
          </table:table-cell>
          <table:table-cell office:value-type="string" calcext:value-type="string">
            <text:p>nailed the resurrection_24-04-21_07-34-01.mp4.split.4k.mov</text:p>
          </table:table-cell>
          <table:table-cell office:value-type="string" calcext:value-type="string">
            <text:p>23:40</text:p>
          </table:table-cell>
          <table:table-cell table:formula="of:=LEFT([.B109];(LEN([.B109])-17))" office:value-type="string" office:string-value="nailed the resurrection_24-04-21_07-34-01" calcext:value-type="string">
            <text:p>nailed the resurrection_24-04-21_07-34-01</text:p>
          </table:table-cell>
        </table:table-row>
        <table:table-row table:style-name="ro1">
          <table:table-cell office:value-type="string" calcext:value-type="string">
            <text:p>23:53</text:p>
          </table:table-cell>
          <table:table-cell office:value-type="string" calcext:value-type="string">
            <text:p>nerf bastion_24-04-23_08-42-47.mp4.split.4k.mov</text:p>
          </table:table-cell>
          <table:table-cell office:value-type="string" calcext:value-type="string">
            <text:p>23:53</text:p>
          </table:table-cell>
          <table:table-cell table:formula="of:=LEFT([.B110];(LEN([.B110])-17))" office:value-type="string" office:string-value="nerf bastion_24-04-23_08-42-47" calcext:value-type="string">
            <text:p>nerf bastion_24-04-23_08-42-47</text:p>
          </table:table-cell>
        </table:table-row>
        <table:table-row table:style-name="ro1">
          <table:table-cell office:value-type="string" calcext:value-type="string">
            <text:p>24:06</text:p>
          </table:table-cell>
          <table:table-cell office:value-type="string" calcext:value-type="string">
            <text:p>nice of them to line up in a row like that_24-04-22_06-10-17.mp4.split.4k.mov</text:p>
          </table:table-cell>
          <table:table-cell office:value-type="string" calcext:value-type="string">
            <text:p>24:06</text:p>
          </table:table-cell>
          <table:table-cell table:formula="of:=LEFT([.B111];(LEN([.B111])-17))" office:value-type="string" office:string-value="nice of them to line up in a row like that_24-04-22_06-10-17" calcext:value-type="string">
            <text:p>nice of them to line up in a row like that_24-04-22_06-10-17</text:p>
          </table:table-cell>
        </table:table-row>
        <table:table-row table:style-name="ro1">
          <table:table-cell office:value-type="string" calcext:value-type="string">
            <text:p>24:19</text:p>
          </table:table-cell>
          <table:table-cell office:value-type="string" calcext:value-type="string">
            <text:p>no aim only elimination_24-04-23_09-24-06.mp4.split.4k.mov</text:p>
          </table:table-cell>
          <table:table-cell office:value-type="string" calcext:value-type="string">
            <text:p>24:19</text:p>
          </table:table-cell>
          <table:table-cell table:formula="of:=LEFT([.B112];(LEN([.B112])-17))" office:value-type="string" office:string-value="no aim only elimination_24-04-23_09-24-06" calcext:value-type="string">
            <text:p>no aim only elimination_24-04-23_09-24-06</text:p>
          </table:table-cell>
        </table:table-row>
        <table:table-row table:style-name="ro1">
          <table:table-cell office:value-type="string" calcext:value-type="string">
            <text:p>24:32</text:p>
          </table:table-cell>
          <table:table-cell office:value-type="string" calcext:value-type="string">
            <text:p>nobody escapes from brigitte_24-04-24_06-34-48.mp4.split.4k.mov</text:p>
          </table:table-cell>
          <table:table-cell office:value-type="string" calcext:value-type="string">
            <text:p>24:32</text:p>
          </table:table-cell>
          <table:table-cell table:formula="of:=LEFT([.B113];(LEN([.B113])-17))" office:value-type="string" office:string-value="nobody escapes from brigitte_24-04-24_06-34-48" calcext:value-type="string">
            <text:p>nobody escapes from brigitte_24-04-24_06-34-48</text:p>
          </table:table-cell>
        </table:table-row>
        <table:table-row table:style-name="ro1">
          <table:table-cell office:value-type="string" calcext:value-type="string">
            <text:p>24:45</text:p>
          </table:table-cell>
          <table:table-cell office:value-type="string" calcext:value-type="string">
            <text:p>nobody noticed the justice storm raining above_24-04-23_09-48-00.mp4.split.4k.mov</text:p>
          </table:table-cell>
          <table:table-cell office:value-type="string" calcext:value-type="string">
            <text:p>24:45</text:p>
          </table:table-cell>
          <table:table-cell table:formula="of:=LEFT([.B114];(LEN([.B114])-17))" office:value-type="string" office:string-value="nobody noticed the justice storm raining above_24-04-23_09-48-00" calcext:value-type="string">
            <text:p>nobody noticed the justice storm raining above_24-04-23_09-48-00</text:p>
          </table:table-cell>
        </table:table-row>
        <table:table-row table:style-name="ro1">
          <table:table-cell office:value-type="string" calcext:value-type="string">
            <text:p>24:59</text:p>
          </table:table-cell>
          <table:table-cell office:value-type="string" calcext:value-type="string">
            <text:p>nobody thought there would be a widowmaker in back_24-04-22_07-19-31.mp4.split.4k.mov</text:p>
          </table:table-cell>
          <table:table-cell office:value-type="string" calcext:value-type="string">
            <text:p>24:59</text:p>
          </table:table-cell>
          <table:table-cell table:formula="of:=LEFT([.B115];(LEN([.B115])-17))" office:value-type="string" office:string-value="nobody thought there would be a widowmaker in back_24-04-22_07-19-31" calcext:value-type="string">
            <text:p>nobody thought there would be a widowmaker in back_24-04-22_07-19-31</text:p>
          </table:table-cell>
        </table:table-row>
        <table:table-row table:style-name="ro1">
          <table:table-cell office:value-type="string" calcext:value-type="string">
            <text:p>25:12</text:p>
          </table:table-cell>
          <table:table-cell office:value-type="string" calcext:value-type="string">
            <text:p>oh no not my orisa you jerk_24-04-23_07-38-23.mp4.split.4k.mov</text:p>
          </table:table-cell>
          <table:table-cell office:value-type="string" calcext:value-type="string">
            <text:p>25:12</text:p>
          </table:table-cell>
          <table:table-cell table:formula="of:=LEFT([.B116];(LEN([.B116])-17))" office:value-type="string" office:string-value="oh no not my orisa you jerk_24-04-23_07-38-23" calcext:value-type="string">
            <text:p>oh no not my orisa you jerk_24-04-23_07-38-23</text:p>
          </table:table-cell>
        </table:table-row>
        <table:table-row table:style-name="ro1">
          <table:table-cell office:value-type="string" calcext:value-type="string">
            <text:p>25:25</text:p>
          </table:table-cell>
          <table:table-cell office:value-type="string" calcext:value-type="string">
            <text:p>oh no youre not getting away birch_24-04-24_12-37-58.mp4.split.4k.mov</text:p>
          </table:table-cell>
          <table:table-cell office:value-type="string" calcext:value-type="string">
            <text:p>25:25</text:p>
          </table:table-cell>
          <table:table-cell table:formula="of:=LEFT([.B117];(LEN([.B117])-17))" office:value-type="string" office:string-value="oh no youre not getting away birch_24-04-24_12-37-58" calcext:value-type="string">
            <text:p>oh no youre not getting away birch_24-04-24_12-37-58</text:p>
          </table:table-cell>
        </table:table-row>
        <table:table-row table:style-name="ro1">
          <table:table-cell office:value-type="string" calcext:value-type="string">
            <text:p>25:38</text:p>
          </table:table-cell>
          <table:table-cell office:value-type="string" calcext:value-type="string">
            <text:p>oh no youre not getting away you dweeb_24-04-23_15-33-03.mp4.split.4k.mov</text:p>
          </table:table-cell>
          <table:table-cell office:value-type="string" calcext:value-type="string">
            <text:p>25:38</text:p>
          </table:table-cell>
          <table:table-cell table:formula="of:=LEFT([.B118];(LEN([.B118])-17))" office:value-type="string" office:string-value="oh no youre not getting away you dweeb_24-04-23_15-33-03" calcext:value-type="string">
            <text:p>oh no youre not getting away you dweeb_24-04-23_15-33-03</text:p>
          </table:table-cell>
        </table:table-row>
        <table:table-row table:style-name="ro1">
          <table:table-cell office:value-type="string" calcext:value-type="string">
            <text:p>25:51</text:p>
          </table:table-cell>
          <table:table-cell office:value-type="string" calcext:value-type="string">
            <text:p>ok theyll never find me here_24-04-21_07-36-25.mp4.split.4k.mov</text:p>
          </table:table-cell>
          <table:table-cell office:value-type="string" calcext:value-type="string">
            <text:p>25:51</text:p>
          </table:table-cell>
          <table:table-cell table:formula="of:=LEFT([.B119];(LEN([.B119])-17))" office:value-type="string" office:string-value="ok theyll never find me here_24-04-21_07-36-25" calcext:value-type="string">
            <text:p>ok theyll never find me here_24-04-21_07-36-25</text:p>
          </table:table-cell>
        </table:table-row>
        <table:table-row table:style-name="ro1">
          <table:table-cell office:value-type="string" calcext:value-type="string">
            <text:p>26:04</text:p>
          </table:table-cell>
          <table:table-cell office:value-type="string" calcext:value-type="string">
            <text:p>ok you win this time_24-04-19_12-22-39.mp4.split.4k.mov</text:p>
          </table:table-cell>
          <table:table-cell office:value-type="string" calcext:value-type="string">
            <text:p>26:04</text:p>
          </table:table-cell>
          <table:table-cell table:formula="of:=LEFT([.B120];(LEN([.B120])-17))" office:value-type="string" office:string-value="ok you win this time_24-04-19_12-22-39" calcext:value-type="string">
            <text:p>ok you win this time_24-04-19_12-22-39</text:p>
          </table:table-cell>
        </table:table-row>
        <table:table-row table:style-name="ro1">
          <table:table-cell office:value-type="string" calcext:value-type="string">
            <text:p>26:18</text:p>
          </table:table-cell>
          <table:table-cell office:value-type="string" calcext:value-type="string">
            <text:p>one of the best dps hero in overwatch_24-04-24_10-12-41.mp4.split.4k.mov</text:p>
          </table:table-cell>
          <table:table-cell office:value-type="string" calcext:value-type="string">
            <text:p>26:18</text:p>
          </table:table-cell>
          <table:table-cell table:formula="of:=LEFT([.B121];(LEN([.B121])-17))" office:value-type="string" office:string-value="one of the best dps hero in overwatch_24-04-24_10-12-41" calcext:value-type="string">
            <text:p>one of the best dps hero in overwatch_24-04-24_10-12-41</text:p>
          </table:table-cell>
        </table:table-row>
        <table:table-row table:style-name="ro1">
          <table:table-cell office:value-type="string" calcext:value-type="string">
            <text:p>26:31</text:p>
          </table:table-cell>
          <table:table-cell office:value-type="string" calcext:value-type="string">
            <text:p>orisa got in soldier 76 face_24-04-24_12-31-17.mp4.split.4k.mov</text:p>
          </table:table-cell>
          <table:table-cell office:value-type="string" calcext:value-type="string">
            <text:p>26:31</text:p>
          </table:table-cell>
          <table:table-cell table:formula="of:=LEFT([.B122];(LEN([.B122])-17))" office:value-type="string" office:string-value="orisa got in soldier 76 face_24-04-24_12-31-17" calcext:value-type="string">
            <text:p>orisa got in soldier 76 face_24-04-24_12-31-17</text:p>
          </table:table-cell>
        </table:table-row>
        <table:table-row table:style-name="ro1">
          <table:table-cell office:value-type="string" calcext:value-type="string">
            <text:p>26:44</text:p>
          </table:table-cell>
          <table:table-cell office:value-type="string" calcext:value-type="string">
            <text:p>orisa is a deranking bot feeding to lose the game_24-04-24_10-07-55.mp4.split.4k.mov</text:p>
          </table:table-cell>
          <table:table-cell office:value-type="string" calcext:value-type="string">
            <text:p>26:44</text:p>
          </table:table-cell>
          <table:table-cell table:formula="of:=LEFT([.B123];(LEN([.B123])-17))" office:value-type="string" office:string-value="orisa is a deranking bot feeding to lose the game_24-04-24_10-07-55" calcext:value-type="string">
            <text:p>orisa is a deranking bot feeding to lose the game_24-04-24_10-07-55</text:p>
          </table:table-cell>
        </table:table-row>
        <table:table-row table:style-name="ro1">
          <table:table-cell office:value-type="string" calcext:value-type="string">
            <text:p>26:57</text:p>
          </table:table-cell>
          <table:table-cell office:value-type="string" calcext:value-type="string">
            <text:p>orisa is a deranking bot that keeps feeding _24-04-24_09-56-40.mp4.split.4k.mov</text:p>
          </table:table-cell>
          <table:table-cell office:value-type="string" calcext:value-type="string">
            <text:p>26:57</text:p>
          </table:table-cell>
          <table:table-cell table:formula="of:=LEFT([.B124];(LEN([.B124])-17))" office:value-type="string" office:string-value="orisa is a deranking bot that keeps feeding _24-04-24_09-56-40" calcext:value-type="string">
            <text:p>orisa is a deranking bot that keeps feeding _24-04-24_09-56-40</text:p>
          </table:table-cell>
        </table:table-row>
        <table:table-row table:style-name="ro1">
          <table:table-cell office:value-type="string" calcext:value-type="string">
            <text:p>27:10</text:p>
          </table:table-cell>
          <table:table-cell office:value-type="string" calcext:value-type="string">
            <text:p>orisa is unstoppable_24-04-23_08-48-44.mp4.split.4k.mov</text:p>
          </table:table-cell>
          <table:table-cell office:value-type="string" calcext:value-type="string">
            <text:p>27:10</text:p>
          </table:table-cell>
          <table:table-cell table:formula="of:=LEFT([.B125];(LEN([.B125])-17))" office:value-type="string" office:string-value="orisa is unstoppable_24-04-23_08-48-44" calcext:value-type="string">
            <text:p>orisa is unstoppable_24-04-23_08-48-44</text:p>
          </table:table-cell>
        </table:table-row>
        <table:table-row table:style-name="ro1">
          <table:table-cell office:value-type="string" calcext:value-type="string">
            <text:p>27:23</text:p>
          </table:table-cell>
          <table:table-cell office:value-type="string" calcext:value-type="string">
            <text:p>orisa seriously needs a nerf_24-04-19_13-18-18.mp4.split.4k.mov</text:p>
          </table:table-cell>
          <table:table-cell office:value-type="string" calcext:value-type="string">
            <text:p>27:23</text:p>
          </table:table-cell>
          <table:table-cell table:formula="of:=LEFT([.B126];(LEN([.B126])-17))" office:value-type="string" office:string-value="orisa seriously needs a nerf_24-04-19_13-18-18" calcext:value-type="string">
            <text:p>orisa seriously needs a nerf_24-04-19_13-18-18</text:p>
          </table:table-cell>
        </table:table-row>
        <table:table-row table:style-name="ro1">
          <table:table-cell office:value-type="string" calcext:value-type="string">
            <text:p>27:36</text:p>
          </table:table-cell>
          <table:table-cell office:value-type="string" calcext:value-type="string">
            <text:p>people are seriously sleeping on mauga_24-04-24_12-03-30.mp4.split.4k.mov</text:p>
          </table:table-cell>
          <table:table-cell office:value-type="string" calcext:value-type="string">
            <text:p>27:36</text:p>
          </table:table-cell>
          <table:table-cell table:formula="of:=LEFT([.B127];(LEN([.B127])-17))" office:value-type="string" office:string-value="people are seriously sleeping on mauga_24-04-24_12-03-30" calcext:value-type="string">
            <text:p>people are seriously sleeping on mauga_24-04-24_12-03-30</text:p>
          </table:table-cell>
        </table:table-row>
        <table:table-row table:style-name="ro1">
          <table:table-cell office:value-type="string" calcext:value-type="string">
            <text:p>27:50</text:p>
          </table:table-cell>
          <table:table-cell office:value-type="string" calcext:value-type="string">
            <text:p>pharah broke her back_24-04-25_02-52-15.mp4.split.4k.mov</text:p>
          </table:table-cell>
          <table:table-cell office:value-type="string" calcext:value-type="string">
            <text:p>27:50</text:p>
          </table:table-cell>
          <table:table-cell table:formula="of:=LEFT([.B128];(LEN([.B128])-17))" office:value-type="string" office:string-value="pharah broke her back_24-04-25_02-52-15" calcext:value-type="string">
            <text:p>pharah broke her back_24-04-25_02-52-15</text:p>
          </table:table-cell>
        </table:table-row>
        <table:table-row table:style-name="ro1">
          <table:table-cell office:value-type="string" calcext:value-type="string">
            <text:p>28:03</text:p>
          </table:table-cell>
          <table:table-cell office:value-type="string" calcext:value-type="string">
            <text:p>pharah decided to teleport to spawn_24-04-23_14-50-05.mp4.split.4k.mov</text:p>
          </table:table-cell>
          <table:table-cell office:value-type="string" calcext:value-type="string">
            <text:p>28:03</text:p>
          </table:table-cell>
          <table:table-cell table:formula="of:=LEFT([.B129];(LEN([.B129])-17))" office:value-type="string" office:string-value="pharah decided to teleport to spawn_24-04-23_14-50-05" calcext:value-type="string">
            <text:p>pharah decided to teleport to spawn_24-04-23_14-50-05</text:p>
          </table:table-cell>
        </table:table-row>
        <table:table-row table:style-name="ro1">
          <table:table-cell office:value-type="string" calcext:value-type="string">
            <text:p>28:16</text:p>
          </table:table-cell>
          <table:table-cell office:value-type="string" calcext:value-type="string">
            <text:p>pharah experienced a suit malfunction_24-04-23_07-36-04.mp4.split.4k.mov</text:p>
          </table:table-cell>
          <table:table-cell office:value-type="string" calcext:value-type="string">
            <text:p>28:16</text:p>
          </table:table-cell>
          <table:table-cell table:formula="of:=LEFT([.B130];(LEN([.B130])-17))" office:value-type="string" office:string-value="pharah experienced a suit malfunction_24-04-23_07-36-04" calcext:value-type="string">
            <text:p>pharah experienced a suit malfunction_24-04-23_07-36-04</text:p>
          </table:table-cell>
        </table:table-row>
        <table:table-row table:style-name="ro1">
          <table:table-cell office:value-type="string" calcext:value-type="string">
            <text:p>28:29</text:p>
          </table:table-cell>
          <table:table-cell office:value-type="string" calcext:value-type="string">
            <text:p>reaper was just passing by_24-04-22_08-20-19.mp4.split.4k.mov</text:p>
          </table:table-cell>
          <table:table-cell office:value-type="string" calcext:value-type="string">
            <text:p>28:29</text:p>
          </table:table-cell>
          <table:table-cell table:formula="of:=LEFT([.B131];(LEN([.B131])-17))" office:value-type="string" office:string-value="reaper was just passing by_24-04-22_08-20-19" calcext:value-type="string">
            <text:p>reaper was just passing by_24-04-22_08-20-19</text:p>
          </table:table-cell>
        </table:table-row>
        <table:table-row table:style-name="ro1">
          <table:table-cell office:value-type="string" calcext:value-type="string">
            <text:p>28:42</text:p>
          </table:table-cell>
          <table:table-cell office:value-type="string" calcext:value-type="string">
            <text:p>reinhardt really realy really hate that venture_24-04-24_10-55-39.mp4.split.4k.mov</text:p>
          </table:table-cell>
          <table:table-cell office:value-type="string" calcext:value-type="string">
            <text:p>28:42</text:p>
          </table:table-cell>
          <table:table-cell table:formula="of:=LEFT([.B132];(LEN([.B132])-17))" office:value-type="string" office:string-value="reinhardt really realy really hate that venture_24-04-24_10-55-39" calcext:value-type="string">
            <text:p>reinhardt really realy really hate that venture_24-04-24_10-55-39</text:p>
          </table:table-cell>
        </table:table-row>
        <table:table-row table:style-name="ro1">
          <table:table-cell office:value-type="string" calcext:value-type="string">
            <text:p>28:55</text:p>
          </table:table-cell>
          <table:table-cell office:value-type="string" calcext:value-type="string">
            <text:p>reinhardt seriously needs a nerf_24-04-19_12-30-39.mp4.split.4k.mov</text:p>
          </table:table-cell>
          <table:table-cell office:value-type="string" calcext:value-type="string">
            <text:p>28:55</text:p>
          </table:table-cell>
          <table:table-cell table:formula="of:=LEFT([.B133];(LEN([.B133])-17))" office:value-type="string" office:string-value="reinhardt seriously needs a nerf_24-04-19_12-30-39" calcext:value-type="string">
            <text:p>reinhardt seriously needs a nerf_24-04-19_12-30-39</text:p>
          </table:table-cell>
        </table:table-row>
        <table:table-row table:style-name="ro1">
          <table:table-cell office:value-type="string" calcext:value-type="string">
            <text:p>29:08</text:p>
          </table:table-cell>
          <table:table-cell office:value-type="string" calcext:value-type="string">
            <text:p>reinhardt shield needs a wider buff_24-04-23_08-05-02.mp4.split.4k.mov</text:p>
          </table:table-cell>
          <table:table-cell office:value-type="string" calcext:value-type="string">
            <text:p>29:08</text:p>
          </table:table-cell>
          <table:table-cell table:formula="of:=LEFT([.B134];(LEN([.B134])-17))" office:value-type="string" office:string-value="reinhardt shield needs a wider buff_24-04-23_08-05-02" calcext:value-type="string">
            <text:p>reinhardt shield needs a wider buff_24-04-23_08-05-02</text:p>
          </table:table-cell>
        </table:table-row>
        <table:table-row table:style-name="ro1">
          <table:table-cell office:value-type="string" calcext:value-type="string">
            <text:p>29:22</text:p>
          </table:table-cell>
          <table:table-cell office:value-type="string" calcext:value-type="string">
            <text:p>relationship with pharah ended mercy wipes team_24-04-20_01-14-09.mp4.split.4k.mov</text:p>
          </table:table-cell>
          <table:table-cell office:value-type="string" calcext:value-type="string">
            <text:p>29:22</text:p>
          </table:table-cell>
          <table:table-cell table:formula="of:=LEFT([.B135];(LEN([.B135])-17))" office:value-type="string" office:string-value="relationship with pharah ended mercy wipes team_24-04-20_01-14-09" calcext:value-type="string">
            <text:p>relationship with pharah ended mercy wipes team_24-04-20_01-14-09</text:p>
          </table:table-cell>
        </table:table-row>
        <table:table-row table:style-name="ro1">
          <table:table-cell office:value-type="string" calcext:value-type="string">
            <text:p>29:35</text:p>
          </table:table-cell>
          <table:table-cell office:value-type="string" calcext:value-type="string">
            <text:p>resurrection sneak 100_24-04-19_12-26-05.mp4.split.4k.mov</text:p>
          </table:table-cell>
          <table:table-cell office:value-type="string" calcext:value-type="string">
            <text:p>29:35</text:p>
          </table:table-cell>
          <table:table-cell table:formula="of:=LEFT([.B136];(LEN([.B136])-17))" office:value-type="string" office:string-value="resurrection sneak 100_24-04-19_12-26-05" calcext:value-type="string">
            <text:p>resurrection sneak 100_24-04-19_12-26-05</text:p>
          </table:table-cell>
        </table:table-row>
        <table:table-row table:style-name="ro1">
          <table:table-cell office:value-type="string" calcext:value-type="string">
            <text:p>29:48</text:p>
          </table:table-cell>
          <table:table-cell office:value-type="string" calcext:value-type="string">
            <text:p>sad to see both healers gave up like this_24-04-20_01-51-21.mp4.split.4k.mov</text:p>
          </table:table-cell>
          <table:table-cell office:value-type="string" calcext:value-type="string">
            <text:p>29:48</text:p>
          </table:table-cell>
          <table:table-cell table:formula="of:=LEFT([.B137];(LEN([.B137])-17))" office:value-type="string" office:string-value="sad to see both healers gave up like this_24-04-20_01-51-21" calcext:value-type="string">
            <text:p>sad to see both healers gave up like this_24-04-20_01-51-21</text:p>
          </table:table-cell>
        </table:table-row>
        <table:table-row table:style-name="ro1">
          <table:table-cell office:value-type="string" calcext:value-type="string">
            <text:p>30:01</text:p>
          </table:table-cell>
          <table:table-cell office:value-type="string" calcext:value-type="string">
            <text:p>satan in action_24-04-22_06-56-17.mp4.split.4k.mov</text:p>
          </table:table-cell>
          <table:table-cell office:value-type="string" calcext:value-type="string">
            <text:p>30:01</text:p>
          </table:table-cell>
          <table:table-cell table:formula="of:=LEFT([.B138];(LEN([.B138])-17))" office:value-type="string" office:string-value="satan in action_24-04-22_06-56-17" calcext:value-type="string">
            <text:p>satan in action_24-04-22_06-56-17</text:p>
          </table:table-cell>
        </table:table-row>
        <table:table-row table:style-name="ro1">
          <table:table-cell office:value-type="string" calcext:value-type="string">
            <text:p>30:14</text:p>
          </table:table-cell>
          <table:table-cell office:value-type="string" calcext:value-type="string">
            <text:p>screw this nuke time_24-04-20_02-16-28.mp4.split.4k.mov</text:p>
          </table:table-cell>
          <table:table-cell office:value-type="string" calcext:value-type="string">
            <text:p>30:14</text:p>
          </table:table-cell>
          <table:table-cell table:formula="of:=LEFT([.B139];(LEN([.B139])-17))" office:value-type="string" office:string-value="screw this nuke time_24-04-20_02-16-28" calcext:value-type="string">
            <text:p>screw this nuke time_24-04-20_02-16-28</text:p>
          </table:table-cell>
        </table:table-row>
        <table:table-row table:style-name="ro1">
          <table:table-cell office:value-type="string" calcext:value-type="string">
            <text:p>30:27</text:p>
          </table:table-cell>
          <table:table-cell office:value-type="string" calcext:value-type="string">
            <text:p>shut up genji now where was i_24-04-20_02-11-10.mp4.split.4k.mov</text:p>
          </table:table-cell>
          <table:table-cell office:value-type="string" calcext:value-type="string">
            <text:p>30:27</text:p>
          </table:table-cell>
          <table:table-cell table:formula="of:=LEFT([.B140];(LEN([.B140])-17))" office:value-type="string" office:string-value="shut up genji now where was i_24-04-20_02-11-10" calcext:value-type="string">
            <text:p>shut up genji now where was i_24-04-20_02-11-10</text:p>
          </table:table-cell>
        </table:table-row>
        <table:table-row table:style-name="ro1">
          <table:table-cell office:value-type="string" calcext:value-type="string">
            <text:p>30:41</text:p>
          </table:table-cell>
          <table:table-cell office:value-type="string" calcext:value-type="string">
            <text:p>shut up jack_24-04-24_12-00-16.mp4.split.4k.mov</text:p>
          </table:table-cell>
          <table:table-cell office:value-type="string" calcext:value-type="string">
            <text:p>30:41</text:p>
          </table:table-cell>
          <table:table-cell table:formula="of:=LEFT([.B141];(LEN([.B141])-17))" office:value-type="string" office:string-value="shut up jack_24-04-24_12-00-16" calcext:value-type="string">
            <text:p>shut up jack_24-04-24_12-00-16</text:p>
          </table:table-cell>
        </table:table-row>
        <table:table-row table:style-name="ro1">
          <table:table-cell office:value-type="string" calcext:value-type="string">
            <text:p>30:54</text:p>
          </table:table-cell>
          <table:table-cell office:value-type="string" calcext:value-type="string">
            <text:p>shut up soldier_24-04-20_01-11-41.mp4.split.4k.mov</text:p>
          </table:table-cell>
          <table:table-cell office:value-type="string" calcext:value-type="string">
            <text:p>30:54</text:p>
          </table:table-cell>
          <table:table-cell table:formula="of:=LEFT([.B142];(LEN([.B142])-17))" office:value-type="string" office:string-value="shut up soldier_24-04-20_01-11-41" calcext:value-type="string">
            <text:p>shut up soldier_24-04-20_01-11-41</text:p>
          </table:table-cell>
        </table:table-row>
        <table:table-row table:style-name="ro1">
          <table:table-cell office:value-type="string" calcext:value-type="string">
            <text:p>31:07</text:p>
          </table:table-cell>
          <table:table-cell office:value-type="string" calcext:value-type="string">
            <text:p>sigma be like hold up let me put you in the lava_24-04-20_02-24-35.mp4.split.4k.mov</text:p>
          </table:table-cell>
          <table:table-cell office:value-type="string" calcext:value-type="string">
            <text:p>31:07</text:p>
          </table:table-cell>
          <table:table-cell table:formula="of:=LEFT([.B143];(LEN([.B143])-17))" office:value-type="string" office:string-value="sigma be like hold up let me put you in the lava_24-04-20_02-24-35" calcext:value-type="string">
            <text:p>sigma be like hold up let me put you in the lava_24-04-20_02-24-35</text:p>
          </table:table-cell>
        </table:table-row>
        <table:table-row table:style-name="ro1">
          <table:table-cell office:value-type="string" calcext:value-type="string">
            <text:p>31:20</text:p>
          </table:table-cell>
          <table:table-cell office:value-type="string" calcext:value-type="string">
            <text:p>sojourn 1v5 full team wipe_24-04-23_15-42-17.mp4.split.4k.mov</text:p>
          </table:table-cell>
          <table:table-cell office:value-type="string" calcext:value-type="string">
            <text:p>31:20</text:p>
          </table:table-cell>
          <table:table-cell table:formula="of:=LEFT([.B144];(LEN([.B144])-17))" office:value-type="string" office:string-value="sojourn 1v5 full team wipe_24-04-23_15-42-17" calcext:value-type="string">
            <text:p>sojourn 1v5 full team wipe_24-04-23_15-42-17</text:p>
          </table:table-cell>
        </table:table-row>
        <table:table-row table:style-name="ro1">
          <table:table-cell office:value-type="string" calcext:value-type="string">
            <text:p>31:33</text:p>
          </table:table-cell>
          <table:table-cell office:value-type="string" calcext:value-type="string">
            <text:p>soldier 76 seriously needs a nerf_24-04-23_09-56-55.mp4.split.4k.mov</text:p>
          </table:table-cell>
          <table:table-cell office:value-type="string" calcext:value-type="string">
            <text:p>31:33</text:p>
          </table:table-cell>
          <table:table-cell table:formula="of:=LEFT([.B145];(LEN([.B145])-17))" office:value-type="string" office:string-value="soldier 76 seriously needs a nerf_24-04-23_09-56-55" calcext:value-type="string">
            <text:p>soldier 76 seriously needs a nerf_24-04-23_09-56-55</text:p>
          </table:table-cell>
        </table:table-row>
        <table:table-row table:style-name="ro1">
          <table:table-cell office:value-type="string" calcext:value-type="string">
            <text:p>31:46</text:p>
          </table:table-cell>
          <table:table-cell office:value-type="string" calcext:value-type="string">
            <text:p>sombra made a mistake of cancelling dvas mech_24-04-23_08-29-57.mp4.split.4k.mov</text:p>
          </table:table-cell>
          <table:table-cell office:value-type="string" calcext:value-type="string">
            <text:p>31:46</text:p>
          </table:table-cell>
          <table:table-cell table:formula="of:=LEFT([.B146];(LEN([.B146])-17))" office:value-type="string" office:string-value="sombra made a mistake of cancelling dvas mech_24-04-23_08-29-57" calcext:value-type="string">
            <text:p>sombra made a mistake of cancelling dvas mech_24-04-23_08-29-57</text:p>
          </table:table-cell>
        </table:table-row>
        <table:table-row table:style-name="ro1">
          <table:table-cell office:value-type="string" calcext:value-type="string">
            <text:p>31:59</text:p>
          </table:table-cell>
          <table:table-cell office:value-type="string" calcext:value-type="string">
            <text:p>sombra straight up ignored that tracer gunning _24-04-24_13-03-28.mp4.split.4k.mov</text:p>
          </table:table-cell>
          <table:table-cell office:value-type="string" calcext:value-type="string">
            <text:p>31:59</text:p>
          </table:table-cell>
          <table:table-cell table:formula="of:=LEFT([.B147];(LEN([.B147])-17))" office:value-type="string" office:string-value="sombra straight up ignored that tracer gunning _24-04-24_13-03-28" calcext:value-type="string">
            <text:p>sombra straight up ignored that tracer gunning _24-04-24_13-03-28</text:p>
          </table:table-cell>
        </table:table-row>
        <table:table-row table:style-name="ro1">
          <table:table-cell office:value-type="string" calcext:value-type="string">
            <text:p>32:13</text:p>
          </table:table-cell>
          <table:table-cell office:value-type="string" calcext:value-type="string">
            <text:p>sombra thought she can get away from moira_24-04-23_08-27-52.mp4.split.4k.mov</text:p>
          </table:table-cell>
          <table:table-cell office:value-type="string" calcext:value-type="string">
            <text:p>32:13</text:p>
          </table:table-cell>
          <table:table-cell table:formula="of:=LEFT([.B148];(LEN([.B148])-17))" office:value-type="string" office:string-value="sombra thought she can get away from moira_24-04-23_08-27-52" calcext:value-type="string">
            <text:p>sombra thought she can get away from moira_24-04-23_08-27-52</text:p>
          </table:table-cell>
        </table:table-row>
        <table:table-row table:style-name="ro1">
          <table:table-cell office:value-type="string" calcext:value-type="string">
            <text:p>32:26</text:p>
          </table:table-cell>
          <table:table-cell office:value-type="string" calcext:value-type="string">
            <text:p>sorry fareeha couldnt resist_24-04-24_12-47-44.mp4.split.4k.mov</text:p>
          </table:table-cell>
          <table:table-cell office:value-type="string" calcext:value-type="string">
            <text:p>32:26</text:p>
          </table:table-cell>
          <table:table-cell table:formula="of:=LEFT([.B149];(LEN([.B149])-17))" office:value-type="string" office:string-value="sorry fareeha couldnt resist_24-04-24_12-47-44" calcext:value-type="string">
            <text:p>sorry fareeha couldnt resist_24-04-24_12-47-44</text:p>
          </table:table-cell>
        </table:table-row>
        <table:table-row table:style-name="ro1">
          <table:table-cell office:value-type="string" calcext:value-type="string">
            <text:p>32:39</text:p>
          </table:table-cell>
          <table:table-cell office:value-type="string" calcext:value-type="string">
            <text:p>strange that they have a dps with healing ability_24-04-21_06-26-32.mp4.split.4k.mov</text:p>
          </table:table-cell>
          <table:table-cell office:value-type="string" calcext:value-type="string">
            <text:p>32:39</text:p>
          </table:table-cell>
          <table:table-cell table:formula="of:=LEFT([.B150];(LEN([.B150])-17))" office:value-type="string" office:string-value="strange that they have a dps with healing ability_24-04-21_06-26-32" calcext:value-type="string">
            <text:p>strange that they have a dps with healing ability_24-04-21_06-26-32</text:p>
          </table:table-cell>
        </table:table-row>
        <table:table-row table:style-name="ro1">
          <table:table-cell office:value-type="string" calcext:value-type="string">
            <text:p>32:52</text:p>
          </table:table-cell>
          <table:table-cell office:value-type="string" calcext:value-type="string">
            <text:p>stupid frickin invisible pillar_24-04-21_08-55-36.mp4.split.4k.mov</text:p>
          </table:table-cell>
          <table:table-cell office:value-type="string" calcext:value-type="string">
            <text:p>32:52</text:p>
          </table:table-cell>
          <table:table-cell table:formula="of:=LEFT([.B151];(LEN([.B151])-17))" office:value-type="string" office:string-value="stupid frickin invisible pillar_24-04-21_08-55-36" calcext:value-type="string">
            <text:p>stupid frickin invisible pillar_24-04-21_08-55-36</text:p>
          </table:table-cell>
        </table:table-row>
        <table:table-row table:style-name="ro1">
          <table:table-cell office:value-type="string" calcext:value-type="string">
            <text:p>33:05</text:p>
          </table:table-cell>
          <table:table-cell office:value-type="string" calcext:value-type="string">
            <text:p>that time everyone stood too close to orisa_24-04-23_07-18-50.mp4.split.4k.mov</text:p>
          </table:table-cell>
          <table:table-cell office:value-type="string" calcext:value-type="string">
            <text:p>33:05</text:p>
          </table:table-cell>
          <table:table-cell table:formula="of:=LEFT([.B152];(LEN([.B152])-17))" office:value-type="string" office:string-value="that time everyone stood too close to orisa_24-04-23_07-18-50" calcext:value-type="string">
            <text:p>that time everyone stood too close to orisa_24-04-23_07-18-50</text:p>
          </table:table-cell>
        </table:table-row>
        <table:table-row table:style-name="ro1">
          <table:table-cell office:value-type="string" calcext:value-type="string">
            <text:p>33:18</text:p>
          </table:table-cell>
          <table:table-cell office:value-type="string" calcext:value-type="string">
            <text:p>thats it pharah were through_24-04-20_02-19-05.mp4.split.4k.mov</text:p>
          </table:table-cell>
          <table:table-cell office:value-type="string" calcext:value-type="string">
            <text:p>33:18</text:p>
          </table:table-cell>
          <table:table-cell table:formula="of:=LEFT([.B153];(LEN([.B153])-17))" office:value-type="string" office:string-value="thats it pharah were through_24-04-20_02-19-05" calcext:value-type="string">
            <text:p>thats it pharah were through_24-04-20_02-19-05</text:p>
          </table:table-cell>
        </table:table-row>
        <table:table-row table:style-name="ro1">
          <table:table-cell office:value-type="string" calcext:value-type="string">
            <text:p>33:31</text:p>
          </table:table-cell>
          <table:table-cell office:value-type="string" calcext:value-type="string">
            <text:p>thats right run you coward run_24-04-18_10-51-05.mp4.split.4k.mov</text:p>
          </table:table-cell>
          <table:table-cell office:value-type="string" calcext:value-type="string">
            <text:p>33:31</text:p>
          </table:table-cell>
          <table:table-cell table:formula="of:=LEFT([.B154];(LEN([.B154])-17))" office:value-type="string" office:string-value="thats right run you coward run_24-04-18_10-51-05" calcext:value-type="string">
            <text:p>thats right run you coward run_24-04-18_10-51-05</text:p>
          </table:table-cell>
        </table:table-row>
        <table:table-row table:style-name="ro1">
          <table:table-cell office:value-type="string" calcext:value-type="string">
            <text:p>33:45</text:p>
          </table:table-cell>
          <table:table-cell office:value-type="string" calcext:value-type="string">
            <text:p>thats right you better run away from me_24-04-21_08-40-38.mp4.split.4k.mov</text:p>
          </table:table-cell>
          <table:table-cell office:value-type="string" calcext:value-type="string">
            <text:p>33:45</text:p>
          </table:table-cell>
          <table:table-cell table:formula="of:=LEFT([.B155];(LEN([.B155])-17))" office:value-type="string" office:string-value="thats right you better run away from me_24-04-21_08-40-38" calcext:value-type="string">
            <text:p>thats right you better run away from me_24-04-21_08-40-38</text:p>
          </table:table-cell>
        </table:table-row>
        <table:table-row table:style-name="ro1">
          <table:table-cell office:value-type="string" calcext:value-type="string">
            <text:p>33:58</text:p>
          </table:table-cell>
          <table:table-cell office:value-type="string" calcext:value-type="string">
            <text:p>the better horsie won because of the healer_24-04-25_01-14-03.mp4.split.4k.mov</text:p>
          </table:table-cell>
          <table:table-cell office:value-type="string" calcext:value-type="string">
            <text:p>33:58</text:p>
          </table:table-cell>
          <table:table-cell table:formula="of:=LEFT([.B156];(LEN([.B156])-17))" office:value-type="string" office:string-value="the better horsie won because of the healer_24-04-25_01-14-03" calcext:value-type="string">
            <text:p>the better horsie won because of the healer_24-04-25_01-14-03</text:p>
          </table:table-cell>
        </table:table-row>
        <table:table-row table:style-name="ro1">
          <table:table-cell office:value-type="string" calcext:value-type="string">
            <text:p>34:11</text:p>
          </table:table-cell>
          <table:table-cell office:value-type="string" calcext:value-type="string">
            <text:p>the difference a projectile hurt box makes_24-04-23_15-27-30.mp4.split.4k.mov</text:p>
          </table:table-cell>
          <table:table-cell office:value-type="string" calcext:value-type="string">
            <text:p>34:11</text:p>
          </table:table-cell>
          <table:table-cell table:formula="of:=LEFT([.B157];(LEN([.B157])-17))" office:value-type="string" office:string-value="the difference a projectile hurt box makes_24-04-23_15-27-30" calcext:value-type="string">
            <text:p>the difference a projectile hurt box makes_24-04-23_15-27-30</text:p>
          </table:table-cell>
        </table:table-row>
        <table:table-row table:style-name="ro1">
          <table:table-cell office:value-type="string" calcext:value-type="string">
            <text:p>34:24</text:p>
          </table:table-cell>
          <table:table-cell office:value-type="string" calcext:value-type="string">
            <text:p>the lucio buff is working perfectly_24-04-19_11-37-55.mp4.split.4k.mov</text:p>
          </table:table-cell>
          <table:table-cell office:value-type="string" calcext:value-type="string">
            <text:p>34:24</text:p>
          </table:table-cell>
          <table:table-cell table:formula="of:=LEFT([.B158];(LEN([.B158])-17))" office:value-type="string" office:string-value="the lucio buff is working perfectly_24-04-19_11-37-55" calcext:value-type="string">
            <text:p>the lucio buff is working perfectly_24-04-19_11-37-55</text:p>
          </table:table-cell>
        </table:table-row>
        <table:table-row table:style-name="ro1">
          <table:table-cell office:value-type="string" calcext:value-type="string">
            <text:p>34:37</text:p>
          </table:table-cell>
          <table:table-cell office:value-type="string" calcext:value-type="string">
            <text:p>the most overbuffed dps in the game_24-04-23_16-19-42.mp4.split.4k.mov</text:p>
          </table:table-cell>
          <table:table-cell office:value-type="string" calcext:value-type="string">
            <text:p>34:37</text:p>
          </table:table-cell>
          <table:table-cell table:formula="of:=LEFT([.B159];(LEN([.B159])-17))" office:value-type="string" office:string-value="the most overbuffed dps in the game_24-04-23_16-19-42" calcext:value-type="string">
            <text:p>the most overbuffed dps in the game_24-04-23_16-19-42</text:p>
          </table:table-cell>
        </table:table-row>
        <table:table-row table:style-name="ro1">
          <table:table-cell office:value-type="string" calcext:value-type="string">
            <text:p>34:50</text:p>
          </table:table-cell>
          <table:table-cell office:value-type="string" calcext:value-type="string">
            <text:p>the only hard counter to ramattra_24-04-19_13-03-27.mp4.split.4k.mov</text:p>
          </table:table-cell>
          <table:table-cell office:value-type="string" calcext:value-type="string">
            <text:p>34:50</text:p>
          </table:table-cell>
          <table:table-cell table:formula="of:=LEFT([.B160];(LEN([.B160])-17))" office:value-type="string" office:string-value="the only hard counter to ramattra_24-04-19_13-03-27" calcext:value-type="string">
            <text:p>the only hard counter to ramattra_24-04-19_13-03-27</text:p>
          </table:table-cell>
        </table:table-row>
        <table:table-row table:style-name="ro1">
          <table:table-cell office:value-type="string" calcext:value-type="string">
            <text:p>35:04</text:p>
          </table:table-cell>
          <table:table-cell office:value-type="string" calcext:value-type="string">
            <text:p>the spf15 it does nothing_24-04-23_15-13-49.mp4.split.4k.mov</text:p>
          </table:table-cell>
          <table:table-cell office:value-type="string" calcext:value-type="string">
            <text:p>35:04</text:p>
          </table:table-cell>
          <table:table-cell table:formula="of:=LEFT([.B161];(LEN([.B161])-17))" office:value-type="string" office:string-value="the spf15 it does nothing_24-04-23_15-13-49" calcext:value-type="string">
            <text:p>the spf15 it does nothing_24-04-23_15-13-49</text:p>
          </table:table-cell>
        </table:table-row>
        <table:table-row table:style-name="ro1">
          <table:table-cell office:value-type="string" calcext:value-type="string">
            <text:p>35:17</text:p>
          </table:table-cell>
          <table:table-cell office:value-type="string" calcext:value-type="string">
            <text:p>the suspense the long long suspense_24-04-21_04-50-11.mp4.split.4k.mov</text:p>
          </table:table-cell>
          <table:table-cell office:value-type="string" calcext:value-type="string">
            <text:p>35:17</text:p>
          </table:table-cell>
          <table:table-cell table:formula="of:=LEFT([.B162];(LEN([.B162])-17))" office:value-type="string" office:string-value="the suspense the long long suspense_24-04-21_04-50-11" calcext:value-type="string">
            <text:p>the suspense the long long suspense_24-04-21_04-50-11</text:p>
          </table:table-cell>
        </table:table-row>
        <table:table-row table:style-name="ro1">
          <table:table-cell office:value-type="string" calcext:value-type="string">
            <text:p>35:30</text:p>
          </table:table-cell>
          <table:table-cell office:value-type="string" calcext:value-type="string">
            <text:p>the trick is to appear suddenly in her scope_24-04-23_09-06-31.mp4.split.4k.mov</text:p>
          </table:table-cell>
          <table:table-cell office:value-type="string" calcext:value-type="string">
            <text:p>35:30</text:p>
          </table:table-cell>
          <table:table-cell table:formula="of:=LEFT([.B163];(LEN([.B163])-17))" office:value-type="string" office:string-value="the trick is to appear suddenly in her scope_24-04-23_09-06-31" calcext:value-type="string">
            <text:p>the trick is to appear suddenly in her scope_24-04-23_09-06-31</text:p>
          </table:table-cell>
        </table:table-row>
        <table:table-row table:style-name="ro1">
          <table:table-cell office:value-type="string" calcext:value-type="string">
            <text:p>35:43</text:p>
          </table:table-cell>
          <table:table-cell office:value-type="string" calcext:value-type="string">
            <text:p>the trick is to shoot through tanks_24-04-14_22-07-24.mp4.split.4k.mov</text:p>
          </table:table-cell>
          <table:table-cell office:value-type="string" calcext:value-type="string">
            <text:p>35:43</text:p>
          </table:table-cell>
          <table:table-cell table:formula="of:=LEFT([.B164];(LEN([.B164])-17))" office:value-type="string" office:string-value="the trick is to shoot through tanks_24-04-14_22-07-24" calcext:value-type="string">
            <text:p>the trick is to shoot through tanks_24-04-14_22-07-24</text:p>
          </table:table-cell>
        </table:table-row>
        <table:table-row table:style-name="ro1">
          <table:table-cell office:value-type="string" calcext:value-type="string">
            <text:p>35:56</text:p>
          </table:table-cell>
          <table:table-cell office:value-type="string" calcext:value-type="string">
            <text:p>there is no counterplay to junkrats ultimate_24-04-24_10-48-51.mp4.split.4k.mov</text:p>
          </table:table-cell>
          <table:table-cell office:value-type="string" calcext:value-type="string">
            <text:p>35:56</text:p>
          </table:table-cell>
          <table:table-cell table:formula="of:=LEFT([.B165];(LEN([.B165])-17))" office:value-type="string" office:string-value="there is no counterplay to junkrats ultimate_24-04-24_10-48-51" calcext:value-type="string">
            <text:p>there is no counterplay to junkrats ultimate_24-04-24_10-48-51</text:p>
          </table:table-cell>
        </table:table-row>
        <table:table-row table:style-name="ro1">
          <table:table-cell office:value-type="string" calcext:value-type="string">
            <text:p>36:09</text:p>
          </table:table-cell>
          <table:table-cell office:value-type="string" calcext:value-type="string">
            <text:p>there is only one hard counter to widowmaker's ult_24-04-15_02-46-31.mp4.split.4k.mov</text:p>
          </table:table-cell>
          <table:table-cell office:value-type="string" calcext:value-type="string">
            <text:p>36:09</text:p>
          </table:table-cell>
          <table:table-cell table:formula="of:=LEFT([.B166];(LEN([.B166])-17))" office:value-type="string" office:string-value="there is only one hard counter to widowmaker's ult_24-04-15_02-46-31" calcext:value-type="string">
            <text:p>there is only one hard counter to widowmaker's ult_24-04-15_02-46-31</text:p>
          </table:table-cell>
        </table:table-row>
        <table:table-row table:style-name="ro1">
          <table:table-cell office:value-type="string" calcext:value-type="string">
            <text:p>36:22</text:p>
          </table:table-cell>
          <table:table-cell office:value-type="string" calcext:value-type="string">
            <text:p>they all keep charging zarya_24-04-24_12-43-11.mp4.split.4k.mov</text:p>
          </table:table-cell>
          <table:table-cell office:value-type="string" calcext:value-type="string">
            <text:p>36:22</text:p>
          </table:table-cell>
          <table:table-cell table:formula="of:=LEFT([.B167];(LEN([.B167])-17))" office:value-type="string" office:string-value="they all keep charging zarya_24-04-24_12-43-11" calcext:value-type="string">
            <text:p>they all keep charging zarya_24-04-24_12-43-11</text:p>
          </table:table-cell>
        </table:table-row>
        <table:table-row table:style-name="ro1">
          <table:table-cell office:value-type="string" calcext:value-type="string">
            <text:p>36:36</text:p>
          </table:table-cell>
          <table:table-cell office:value-type="string" calcext:value-type="string">
            <text:p>they ignored the giant horsie murdering everyone_24-04-25_01-17-52.mp4.split.4k.mov</text:p>
          </table:table-cell>
          <table:table-cell office:value-type="string" calcext:value-type="string">
            <text:p>36:36</text:p>
          </table:table-cell>
          <table:table-cell table:formula="of:=LEFT([.B168];(LEN([.B168])-17))" office:value-type="string" office:string-value="they ignored the giant horsie murdering everyone_24-04-25_01-17-52" calcext:value-type="string">
            <text:p>they ignored the giant horsie murdering everyone_24-04-25_01-17-52</text:p>
          </table:table-cell>
        </table:table-row>
        <table:table-row table:style-name="ro1">
          <table:table-cell office:value-type="string" calcext:value-type="string">
            <text:p>36:49</text:p>
          </table:table-cell>
          <table:table-cell office:value-type="string" calcext:value-type="string">
            <text:p>they nerfed widowmaker so much that mercys better_24-04-19_11-34-52.mp4.split.4k.mov</text:p>
          </table:table-cell>
          <table:table-cell office:value-type="string" calcext:value-type="string">
            <text:p>36:49</text:p>
          </table:table-cell>
          <table:table-cell table:formula="of:=LEFT([.B169];(LEN([.B169])-17))" office:value-type="string" office:string-value="they nerfed widowmaker so much that mercys better_24-04-19_11-34-52" calcext:value-type="string">
            <text:p>they nerfed widowmaker so much that mercys better_24-04-19_11-34-52</text:p>
          </table:table-cell>
        </table:table-row>
        <table:table-row table:style-name="ro1">
          <table:table-cell office:value-type="string" calcext:value-type="string">
            <text:p>37:02</text:p>
          </table:table-cell>
          <table:table-cell office:value-type="string" calcext:value-type="string">
            <text:p>they seriously need to nerf zenyatta_24-04-22_08-39-02.mp4.split.4k.mov</text:p>
          </table:table-cell>
          <table:table-cell office:value-type="string" calcext:value-type="string">
            <text:p>37:02</text:p>
          </table:table-cell>
          <table:table-cell table:formula="of:=LEFT([.B170];(LEN([.B170])-17))" office:value-type="string" office:string-value="they seriously need to nerf zenyatta_24-04-22_08-39-02" calcext:value-type="string">
            <text:p>they seriously need to nerf zenyatta_24-04-22_08-39-02</text:p>
          </table:table-cell>
        </table:table-row>
        <table:table-row table:style-name="ro1">
          <table:table-cell office:value-type="string" calcext:value-type="string">
            <text:p>37:15</text:p>
          </table:table-cell>
          <table:table-cell office:value-type="string" calcext:value-type="string">
            <text:p>they walked up the killzone_24-04-18_10-54-50.mp4.split.4k.mov</text:p>
          </table:table-cell>
          <table:table-cell office:value-type="string" calcext:value-type="string">
            <text:p>37:15</text:p>
          </table:table-cell>
          <table:table-cell table:formula="of:=LEFT([.B171];(LEN([.B171])-17))" office:value-type="string" office:string-value="they walked up the killzone_24-04-18_10-54-50" calcext:value-type="string">
            <text:p>they walked up the killzone_24-04-18_10-54-50</text:p>
          </table:table-cell>
        </table:table-row>
        <table:table-row table:style-name="ro1">
          <table:table-cell office:value-type="string" calcext:value-type="string">
            <text:p>37:28</text:p>
          </table:table-cell>
          <table:table-cell office:value-type="string" calcext:value-type="string">
            <text:p>this dps hero is better than soldier 76_24-04-23_15-47-32.mp4.split.4k.mov</text:p>
          </table:table-cell>
          <table:table-cell office:value-type="string" calcext:value-type="string">
            <text:p>37:28</text:p>
          </table:table-cell>
          <table:table-cell table:formula="of:=LEFT([.B172];(LEN([.B172])-17))" office:value-type="string" office:string-value="this dps hero is better than soldier 76_24-04-23_15-47-32" calcext:value-type="string">
            <text:p>this dps hero is better than soldier 76_24-04-23_15-47-32</text:p>
          </table:table-cell>
        </table:table-row>
        <table:table-row table:style-name="ro1">
          <table:table-cell office:value-type="string" calcext:value-type="string">
            <text:p>37:41</text:p>
          </table:table-cell>
          <table:table-cell office:value-type="string" calcext:value-type="string">
            <text:p>this game is boring ooh a target_24-04-18_10-57-57.mp4.split.4k.mov</text:p>
          </table:table-cell>
          <table:table-cell office:value-type="string" calcext:value-type="string">
            <text:p>37:41</text:p>
          </table:table-cell>
          <table:table-cell table:formula="of:=LEFT([.B173];(LEN([.B173])-17))" office:value-type="string" office:string-value="this game is boring ooh a target_24-04-18_10-57-57" calcext:value-type="string">
            <text:p>this game is boring ooh a target_24-04-18_10-57-57</text:p>
          </table:table-cell>
        </table:table-row>
        <table:table-row table:style-name="ro1">
          <table:table-cell office:value-type="string" calcext:value-type="string">
            <text:p>37:54</text:p>
          </table:table-cell>
          <table:table-cell office:value-type="string" calcext:value-type="string">
            <text:p>this is the only hard counter to the annoying moth_24-04-15_02-15-34.mp4.split.4k.mov</text:p>
          </table:table-cell>
          <table:table-cell office:value-type="string" calcext:value-type="string">
            <text:p>37:54</text:p>
          </table:table-cell>
          <table:table-cell table:formula="of:=LEFT([.B174];(LEN([.B174])-17))" office:value-type="string" office:string-value="this is the only hard counter to the annoying moth_24-04-15_02-15-34" calcext:value-type="string">
            <text:p>this is the only hard counter to the annoying moth_24-04-15_02-15-34</text:p>
          </table:table-cell>
        </table:table-row>
        <table:table-row table:style-name="ro1">
          <table:table-cell office:value-type="string" calcext:value-type="string">
            <text:p>38:08</text:p>
          </table:table-cell>
          <table:table-cell office:value-type="string" calcext:value-type="string">
            <text:p>this is why moira has high elimination count_24-04-21_04-55-29.mp4.split.4k.mov</text:p>
          </table:table-cell>
          <table:table-cell office:value-type="string" calcext:value-type="string">
            <text:p>38:08</text:p>
          </table:table-cell>
          <table:table-cell table:formula="of:=LEFT([.B175];(LEN([.B175])-17))" office:value-type="string" office:string-value="this is why moira has high elimination count_24-04-21_04-55-29" calcext:value-type="string">
            <text:p>this is why moira has high elimination count_24-04-21_04-55-29</text:p>
          </table:table-cell>
        </table:table-row>
        <table:table-row table:style-name="ro1">
          <table:table-cell office:value-type="string" calcext:value-type="string">
            <text:p>38:21</text:p>
          </table:table-cell>
          <table:table-cell office:value-type="string" calcext:value-type="string">
            <text:p>top500 100% widowmaker accuracy_24-04-16_23-36-08.mp4.split.4k.mov</text:p>
          </table:table-cell>
          <table:table-cell office:value-type="string" calcext:value-type="string">
            <text:p>38:21</text:p>
          </table:table-cell>
          <table:table-cell table:formula="of:=LEFT([.B176];(LEN([.B176])-17))" office:value-type="string" office:string-value="top500 100% widowmaker accuracy_24-04-16_23-36-08" calcext:value-type="string">
            <text:p>top500 100% widowmaker accuracy_24-04-16_23-36-08</text:p>
          </table:table-cell>
        </table:table-row>
        <table:table-row table:style-name="ro1">
          <table:table-cell office:value-type="string" calcext:value-type="string">
            <text:p>38:34</text:p>
          </table:table-cell>
          <table:table-cell office:value-type="string" calcext:value-type="string">
            <text:p>torbjorn was too short for anyone to notice_24-04-20_02-08-42.mp4.split.4k.mov</text:p>
          </table:table-cell>
          <table:table-cell office:value-type="string" calcext:value-type="string">
            <text:p>38:34</text:p>
          </table:table-cell>
          <table:table-cell table:formula="of:=LEFT([.B177];(LEN([.B177])-17))" office:value-type="string" office:string-value="torbjorn was too short for anyone to notice_24-04-20_02-08-42" calcext:value-type="string">
            <text:p>torbjorn was too short for anyone to notice_24-04-20_02-08-42</text:p>
          </table:table-cell>
        </table:table-row>
        <table:table-row table:style-name="ro1">
          <table:table-cell office:value-type="string" calcext:value-type="string">
            <text:p>38:47</text:p>
          </table:table-cell>
          <table:table-cell office:value-type="string" calcext:value-type="string">
            <text:p>venture buried the team 6ft under_24-04-21_07-55-27.mp4.split.4k.mov</text:p>
          </table:table-cell>
          <table:table-cell office:value-type="string" calcext:value-type="string">
            <text:p>38:47</text:p>
          </table:table-cell>
          <table:table-cell table:formula="of:=LEFT([.B178];(LEN([.B178])-17))" office:value-type="string" office:string-value="venture buried the team 6ft under_24-04-21_07-55-27" calcext:value-type="string">
            <text:p>venture buried the team 6ft under_24-04-21_07-55-27</text:p>
          </table:table-cell>
        </table:table-row>
        <table:table-row table:style-name="ro1">
          <table:table-cell office:value-type="string" calcext:value-type="string">
            <text:p>39:00</text:p>
          </table:table-cell>
          <table:table-cell office:value-type="string" calcext:value-type="string">
            <text:p>venture is too good for their own good_24-04-20_21-32-27.mp4.split.4k.mov</text:p>
          </table:table-cell>
          <table:table-cell office:value-type="string" calcext:value-type="string">
            <text:p>39:00</text:p>
          </table:table-cell>
          <table:table-cell table:formula="of:=LEFT([.B179];(LEN([.B179])-17))" office:value-type="string" office:string-value="venture is too good for their own good_24-04-20_21-32-27" calcext:value-type="string">
            <text:p>venture is too good for their own good_24-04-20_21-32-27</text:p>
          </table:table-cell>
        </table:table-row>
        <table:table-row table:style-name="ro1">
          <table:table-cell office:value-type="string" calcext:value-type="string">
            <text:p>39:13</text:p>
          </table:table-cell>
          <table:table-cell office:value-type="string" calcext:value-type="string">
            <text:p>venture puts everyone 6ft underground_24-04-24_10-43-18.mp4.split.4k.mov</text:p>
          </table:table-cell>
          <table:table-cell office:value-type="string" calcext:value-type="string">
            <text:p>39:13</text:p>
          </table:table-cell>
          <table:table-cell table:formula="of:=LEFT([.B180];(LEN([.B180])-17))" office:value-type="string" office:string-value="venture puts everyone 6ft underground_24-04-24_10-43-18" calcext:value-type="string">
            <text:p>venture puts everyone 6ft underground_24-04-24_10-43-18</text:p>
          </table:table-cell>
        </table:table-row>
        <table:table-row table:style-name="ro1">
          <table:table-cell office:value-type="string" calcext:value-type="string">
            <text:p>39:27</text:p>
          </table:table-cell>
          <table:table-cell office:value-type="string" calcext:value-type="string">
            <text:p>venture seriously needs a nerf_24-04-19_13-22-19.mp4.split.4k.mov</text:p>
          </table:table-cell>
          <table:table-cell office:value-type="string" calcext:value-type="string">
            <text:p>39:27</text:p>
          </table:table-cell>
          <table:table-cell table:formula="of:=LEFT([.B181];(LEN([.B181])-17))" office:value-type="string" office:string-value="venture seriously needs a nerf_24-04-19_13-22-19" calcext:value-type="string">
            <text:p>venture seriously needs a nerf_24-04-19_13-22-19</text:p>
          </table:table-cell>
        </table:table-row>
        <table:table-row table:style-name="ro1">
          <table:table-cell office:value-type="string" calcext:value-type="string">
            <text:p>39:40</text:p>
          </table:table-cell>
          <table:table-cell office:value-type="string" calcext:value-type="string">
            <text:p>venture shoved their drill up the bacons butt_24-04-18_04-15-31.mp4.split.4k.mov</text:p>
          </table:table-cell>
          <table:table-cell office:value-type="string" calcext:value-type="string">
            <text:p>39:40</text:p>
          </table:table-cell>
          <table:table-cell table:formula="of:=LEFT([.B182];(LEN([.B182])-17))" office:value-type="string" office:string-value="venture shoved their drill up the bacons butt_24-04-18_04-15-31" calcext:value-type="string">
            <text:p>venture shoved their drill up the bacons butt_24-04-18_04-15-31</text:p>
          </table:table-cell>
        </table:table-row>
        <table:table-row table:style-name="ro1">
          <table:table-cell office:value-type="string" calcext:value-type="string">
            <text:p>39:53</text:p>
          </table:table-cell>
          <table:table-cell office:value-type="string" calcext:value-type="string">
            <text:p>venture solos entire team_24-04-18_04-51-35.mp4.split.4k.mov</text:p>
          </table:table-cell>
          <table:table-cell office:value-type="string" calcext:value-type="string">
            <text:p>39:53</text:p>
          </table:table-cell>
          <table:table-cell table:formula="of:=LEFT([.B183];(LEN([.B183])-17))" office:value-type="string" office:string-value="venture solos entire team_24-04-18_04-51-35" calcext:value-type="string">
            <text:p>venture solos entire team_24-04-18_04-51-35</text:p>
          </table:table-cell>
        </table:table-row>
        <table:table-row table:style-name="ro1">
          <table:table-cell office:value-type="string" calcext:value-type="string">
            <text:p>40:06</text:p>
          </table:table-cell>
          <table:table-cell office:value-type="string" calcext:value-type="string">
            <text:p>venture solos entire team_24-04-23_16-32-47.mp4.split.4k.mov</text:p>
          </table:table-cell>
          <table:table-cell office:value-type="string" calcext:value-type="string">
            <text:p>40:06</text:p>
          </table:table-cell>
          <table:table-cell table:formula="of:=LEFT([.B184];(LEN([.B184])-17))" office:value-type="string" office:string-value="venture solos entire team_24-04-23_16-32-47" calcext:value-type="string">
            <text:p>venture solos entire team_24-04-23_16-32-47</text:p>
          </table:table-cell>
        </table:table-row>
        <table:table-row table:style-name="ro1">
          <table:table-cell office:value-type="string" calcext:value-type="string">
            <text:p>40:19</text:p>
          </table:table-cell>
          <table:table-cell office:value-type="string" calcext:value-type="string">
            <text:p>venture ult is what reinhardt should have been_24-04-23_15-22-10.mp4.split.4k.mov</text:p>
          </table:table-cell>
          <table:table-cell office:value-type="string" calcext:value-type="string">
            <text:p>40:19</text:p>
          </table:table-cell>
          <table:table-cell table:formula="of:=LEFT([.B185];(LEN([.B185])-17))" office:value-type="string" office:string-value="venture ult is what reinhardt should have been_24-04-23_15-22-10" calcext:value-type="string">
            <text:p>venture ult is what reinhardt should have been_24-04-23_15-22-10</text:p>
          </table:table-cell>
        </table:table-row>
        <table:table-row table:style-name="ro1">
          <table:table-cell office:value-type="string" calcext:value-type="string">
            <text:p>40:32</text:p>
          </table:table-cell>
          <table:table-cell office:value-type="string" calcext:value-type="string">
            <text:p>venture wipes out team solo_24-04-23_16-22-40.mp4.split.4k.mov</text:p>
          </table:table-cell>
          <table:table-cell office:value-type="string" calcext:value-type="string">
            <text:p>40:32</text:p>
          </table:table-cell>
          <table:table-cell table:formula="of:=LEFT([.B186];(LEN([.B186])-17))" office:value-type="string" office:string-value="venture wipes out team solo_24-04-23_16-22-40" calcext:value-type="string">
            <text:p>venture wipes out team solo_24-04-23_16-22-40</text:p>
          </table:table-cell>
        </table:table-row>
        <table:table-row table:style-name="ro1">
          <table:table-cell office:value-type="string" calcext:value-type="string">
            <text:p>40:45</text:p>
          </table:table-cell>
          <table:table-cell office:value-type="string" calcext:value-type="string">
            <text:p>wait ok its time to run away_24-04-23_15-19-10.mp4.split.4k.mov</text:p>
          </table:table-cell>
          <table:table-cell office:value-type="string" calcext:value-type="string">
            <text:p>40:45</text:p>
          </table:table-cell>
          <table:table-cell table:formula="of:=LEFT([.B187];(LEN([.B187])-17))" office:value-type="string" office:string-value="wait ok its time to run away_24-04-23_15-19-10" calcext:value-type="string">
            <text:p>wait ok its time to run away_24-04-23_15-19-10</text:p>
          </table:table-cell>
        </table:table-row>
        <table:table-row table:style-name="ro1">
          <table:table-cell office:value-type="string" calcext:value-type="string">
            <text:p>40:59</text:p>
          </table:table-cell>
          <table:table-cell office:value-type="string" calcext:value-type="string">
            <text:p>wait orisa let me save you_24-04-20_02-14-37.mp4.split.4k.mov</text:p>
          </table:table-cell>
          <table:table-cell office:value-type="string" calcext:value-type="string">
            <text:p>40:59</text:p>
          </table:table-cell>
          <table:table-cell table:formula="of:=LEFT([.B188];(LEN([.B188])-17))" office:value-type="string" office:string-value="wait orisa let me save you_24-04-20_02-14-37" calcext:value-type="string">
            <text:p>wait orisa let me save you_24-04-20_02-14-37</text:p>
          </table:table-cell>
        </table:table-row>
        <table:table-row table:style-name="ro1">
          <table:table-cell office:value-type="string" calcext:value-type="string">
            <text:p>41:12</text:p>
          </table:table-cell>
          <table:table-cell office:value-type="string" calcext:value-type="string">
            <text:p>wait the junkrat caught something_24-04-14_02-17-34.mp4.split.4k.mov</text:p>
          </table:table-cell>
          <table:table-cell office:value-type="string" calcext:value-type="string">
            <text:p>41:12</text:p>
          </table:table-cell>
          <table:table-cell table:formula="of:=LEFT([.B189];(LEN([.B189])-17))" office:value-type="string" office:string-value="wait the junkrat caught something_24-04-14_02-17-34" calcext:value-type="string">
            <text:p>wait the junkrat caught something_24-04-14_02-17-34</text:p>
          </table:table-cell>
        </table:table-row>
        <table:table-row table:style-name="ro1">
          <table:table-cell office:value-type="string" calcext:value-type="string">
            <text:p>41:25</text:p>
          </table:table-cell>
          <table:table-cell office:value-type="string" calcext:value-type="string">
            <text:p>when bob targeted your tank and youre open_24-04-23_15-03-20.mp4.split.4k.mov</text:p>
          </table:table-cell>
          <table:table-cell office:value-type="string" calcext:value-type="string">
            <text:p>41:25</text:p>
          </table:table-cell>
          <table:table-cell table:formula="of:=LEFT([.B190];(LEN([.B190])-17))" office:value-type="string" office:string-value="when bob targeted your tank and youre open_24-04-23_15-03-20" calcext:value-type="string">
            <text:p>when bob targeted your tank and youre open_24-04-23_15-03-20</text:p>
          </table:table-cell>
        </table:table-row>
        <table:table-row table:style-name="ro1">
          <table:table-cell office:value-type="string" calcext:value-type="string">
            <text:p>41:38</text:p>
          </table:table-cell>
          <table:table-cell office:value-type="string" calcext:value-type="string">
            <text:p>when your healer is better than enemy dps_24-04-23_14-57-18.mp4.split.4k.mov</text:p>
          </table:table-cell>
          <table:table-cell office:value-type="string" calcext:value-type="string">
            <text:p>41:38</text:p>
          </table:table-cell>
          <table:table-cell table:formula="of:=LEFT([.B191];(LEN([.B191])-17))" office:value-type="string" office:string-value="when your healer is better than enemy dps_24-04-23_14-57-18" calcext:value-type="string">
            <text:p>when your healer is better than enemy dps_24-04-23_14-57-18</text:p>
          </table:table-cell>
        </table:table-row>
        <table:table-row table:style-name="ro1">
          <table:table-cell office:value-type="string" calcext:value-type="string">
            <text:p>41:51</text:p>
          </table:table-cell>
          <table:table-cell office:value-type="string" calcext:value-type="string">
            <text:p>where the heck did that bomb came from_24-04-21_07-29-49.mp4.split.4k.mov</text:p>
          </table:table-cell>
          <table:table-cell office:value-type="string" calcext:value-type="string">
            <text:p>41:51</text:p>
          </table:table-cell>
          <table:table-cell table:formula="of:=LEFT([.B192];(LEN([.B192])-17))" office:value-type="string" office:string-value="where the heck did that bomb came from_24-04-21_07-29-49" calcext:value-type="string">
            <text:p>where the heck did that bomb came from_24-04-21_07-29-49</text:p>
          </table:table-cell>
        </table:table-row>
        <table:table-row table:style-name="ro1">
          <table:table-cell office:value-type="string" calcext:value-type="string">
            <text:p>42:04</text:p>
          </table:table-cell>
          <table:table-cell office:value-type="string" calcext:value-type="string">
            <text:p>whos that tickling my back_24-04-19_12-04-23.mp4.split.4k.mov</text:p>
          </table:table-cell>
          <table:table-cell office:value-type="string" calcext:value-type="string">
            <text:p>42:04</text:p>
          </table:table-cell>
          <table:table-cell table:formula="of:=LEFT([.B193];(LEN([.B193])-17))" office:value-type="string" office:string-value="whos that tickling my back_24-04-19_12-04-23" calcext:value-type="string">
            <text:p>whos that tickling my back_24-04-19_12-04-23</text:p>
          </table:table-cell>
        </table:table-row>
        <table:table-row table:style-name="ro1">
          <table:table-cell office:value-type="string" calcext:value-type="string">
            <text:p>42:17</text:p>
          </table:table-cell>
          <table:table-cell office:value-type="string" calcext:value-type="string">
            <text:p>winton put a stop to all this bs_24-04-24_12-24-56.mp4.split.4k.mov</text:p>
          </table:table-cell>
          <table:table-cell office:value-type="string" calcext:value-type="string">
            <text:p>42:17</text:p>
          </table:table-cell>
          <table:table-cell table:formula="of:=LEFT([.B194];(LEN([.B194])-17))" office:value-type="string" office:string-value="winton put a stop to all this bs_24-04-24_12-24-56" calcext:value-type="string">
            <text:p>winton put a stop to all this bs_24-04-24_12-24-56</text:p>
          </table:table-cell>
        </table:table-row>
        <table:table-row table:style-name="ro1">
          <table:table-cell office:value-type="string" calcext:value-type="string">
            <text:p>42:31</text:p>
          </table:table-cell>
          <table:table-cell office:value-type="string" calcext:value-type="string">
            <text:p>workin hard to keep everyone alive_24-04-19_11-45-58.mp4.split.4k.mov</text:p>
          </table:table-cell>
          <table:table-cell office:value-type="string" calcext:value-type="string">
            <text:p>42:31</text:p>
          </table:table-cell>
          <table:table-cell table:formula="of:=LEFT([.B195];(LEN([.B195])-17))" office:value-type="string" office:string-value="workin hard to keep everyone alive_24-04-19_11-45-58" calcext:value-type="string">
            <text:p>workin hard to keep everyone alive_24-04-19_11-45-58</text:p>
          </table:table-cell>
        </table:table-row>
        <table:table-row table:style-name="ro1">
          <table:table-cell office:value-type="string" calcext:value-type="string">
            <text:p>42:44</text:p>
          </table:table-cell>
          <table:table-cell office:value-type="string" calcext:value-type="string">
            <text:p>yeah screw you hanzo_24-04-22_09-02-24.mp4.split.4k.mov</text:p>
          </table:table-cell>
          <table:table-cell office:value-type="string" calcext:value-type="string">
            <text:p>42:44</text:p>
          </table:table-cell>
          <table:table-cell table:formula="of:=LEFT([.B196];(LEN([.B196])-17))" office:value-type="string" office:string-value="yeah screw you hanzo_24-04-22_09-02-24" calcext:value-type="string">
            <text:p>yeah screw you hanzo_24-04-22_09-02-24</text:p>
          </table:table-cell>
        </table:table-row>
        <table:table-row table:style-name="ro1">
          <table:table-cell office:value-type="string" calcext:value-type="string">
            <text:p>42:57</text:p>
          </table:table-cell>
          <table:table-cell office:value-type="string" calcext:value-type="string">
            <text:p>yes ive been waiting for you to show up mercy_24-04-24_11-08-38.mp4.split.4k.mov</text:p>
          </table:table-cell>
          <table:table-cell office:value-type="string" calcext:value-type="string">
            <text:p>42:57</text:p>
          </table:table-cell>
          <table:table-cell table:formula="of:=LEFT([.B197];(LEN([.B197])-17))" office:value-type="string" office:string-value="yes ive been waiting for you to show up mercy_24-04-24_11-08-38" calcext:value-type="string">
            <text:p>yes ive been waiting for you to show up mercy_24-04-24_11-08-38</text:p>
          </table:table-cell>
        </table:table-row>
        <table:table-row table:style-name="ro1">
          <table:table-cell office:value-type="string" calcext:value-type="string">
            <text:p>43:10</text:p>
          </table:table-cell>
          <table:table-cell office:value-type="string" calcext:value-type="string">
            <text:p>you call that an ult this is an ult_24-04-20_21-26-12.mp4.split.4k.mov</text:p>
          </table:table-cell>
          <table:table-cell office:value-type="string" calcext:value-type="string">
            <text:p>43:10</text:p>
          </table:table-cell>
          <table:table-cell table:formula="of:=LEFT([.B198];(LEN([.B198])-17))" office:value-type="string" office:string-value="you call that an ult this is an ult_24-04-20_21-26-12" calcext:value-type="string">
            <text:p>you call that an ult this is an ult_24-04-20_21-26-12</text:p>
          </table:table-cell>
        </table:table-row>
        <table:table-row table:style-name="ro1">
          <table:table-cell office:value-type="string" calcext:value-type="string">
            <text:p>43:23</text:p>
          </table:table-cell>
          <table:table-cell office:value-type="string" calcext:value-type="string">
            <text:p>you cant escape from moira orb_24-04-20_21-42-11.mp4.split.4k.mov</text:p>
          </table:table-cell>
          <table:table-cell office:value-type="string" calcext:value-type="string">
            <text:p>43:23</text:p>
          </table:table-cell>
          <table:table-cell table:formula="of:=LEFT([.B199];(LEN([.B199])-17))" office:value-type="string" office:string-value="you cant escape from moira orb_24-04-20_21-42-11" calcext:value-type="string">
            <text:p>you cant escape from moira orb_24-04-20_21-42-11</text:p>
          </table:table-cell>
        </table:table-row>
        <table:table-row table:style-name="ro1">
          <table:table-cell office:value-type="string" calcext:value-type="string">
            <text:p>43:36</text:p>
          </table:table-cell>
          <table:table-cell office:value-type="string" calcext:value-type="string">
            <text:p>you cant shatter me reinhardt_24-04-18_04-38-41.mp4.split.4k.mov</text:p>
          </table:table-cell>
          <table:table-cell office:value-type="string" calcext:value-type="string">
            <text:p>43:36</text:p>
          </table:table-cell>
          <table:table-cell table:formula="of:=LEFT([.B200];(LEN([.B200])-17))" office:value-type="string" office:string-value="you cant shatter me reinhardt_24-04-18_04-38-41" calcext:value-type="string">
            <text:p>you cant shatter me reinhardt_24-04-18_04-38-41</text:p>
          </table:table-cell>
        </table:table-row>
        <table:table-row table:style-name="ro1">
          <table:table-cell office:value-type="string" calcext:value-type="string">
            <text:p>43:50</text:p>
          </table:table-cell>
          <table:table-cell office:value-type="string" calcext:value-type="string">
            <text:p>zarya mows down the lawn_24-04-24_10-28-48.mp4.split.4k.mov</text:p>
          </table:table-cell>
          <table:table-cell office:value-type="string" calcext:value-type="string">
            <text:p>43:50</text:p>
          </table:table-cell>
          <table:table-cell table:formula="of:=LEFT([.B201];(LEN([.B201])-17))" office:value-type="string" office:string-value="zarya mows down the lawn_24-04-24_10-28-48" calcext:value-type="string">
            <text:p>zarya mows down the lawn_24-04-24_10-28-48</text:p>
          </table:table-cell>
        </table:table-row>
        <table:table-row table:style-name="ro1">
          <table:table-cell office:value-type="string" calcext:value-type="string">
            <text:p>44:03</text:p>
          </table:table-cell>
          <table:table-cell office:value-type="string" calcext:value-type="string">
            <text:p>zarya tramples everyone_24-04-23_07-25-32.mp4.split.4k.mov</text:p>
          </table:table-cell>
          <table:table-cell office:value-type="string" calcext:value-type="string">
            <text:p>44:03</text:p>
          </table:table-cell>
          <table:table-cell table:formula="of:=LEFT([.B202];(LEN([.B202])-17))" office:value-type="string" office:string-value="zarya tramples everyone_24-04-23_07-25-32" calcext:value-type="string">
            <text:p>zarya tramples everyone_24-04-23_07-25-32</text:p>
          </table:table-cell>
        </table:table-row>
        <table:table-row table:style-name="ro1">
          <table:table-cell office:value-type="string" calcext:value-type="string">
            <text:p>44:16</text:p>
          </table:table-cell>
          <table:table-cell office:value-type="string" calcext:value-type="string">
            <text:p>zenyatta mows down a team of deranking bots_24-04-23_15-11-44.mp4.split.4k.mov</text:p>
          </table:table-cell>
          <table:table-cell office:value-type="string" calcext:value-type="string">
            <text:p>44:16</text:p>
          </table:table-cell>
          <table:table-cell table:formula="of:=LEFT([.B203];(LEN([.B203])-17))" office:value-type="string" office:string-value="zenyatta mows down a team of deranking bots_24-04-23_15-11-44" calcext:value-type="string">
            <text:p>zenyatta mows down a team of deranking bots_24-04-23_15-11-44</text:p>
          </table:table-cell>
        </table:table-row>
        <table:table-row table:style-name="ro1" table:number-rows-repeated="104837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7:08:43.891000000</meta:creation-date>
    <dc:date>2024-04-25T17:11:36.889000000</dc:date>
    <meta:editing-duration>PT2M53S</meta:editing-duration>
    <meta:editing-cycles>1</meta:editing-cycles>
    <meta:document-statistic meta:table-count="1" meta:cell-count="812" meta:object-count="0"/>
    <meta:generator>LibreOffice/24.2.0.3$Windows_X86_64 LibreOffice_project/da48488a73ddd66ea24cf16bbc4f7b9c08e9bea1</meta:generator>
  </office:meta>
</office:document-meta>
</file>